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fo:margin-bottom="0cm" style:writing-mode="lr-tb"/>
    </style:style>
    <style:style style:name="T1_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_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_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_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_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_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_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2" style:family="paragraph" style:parent-style-name="Standard">
      <style:paragraph-properties fo:text-align="center" fo:break-before="auto" fo:line-height="100%" fo:margin-bottom="0cm" style:writing-mode="lr-tb"/>
    </style:style>
    <style:style style:name="T2_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_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_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text-align="center" fo:break-before="auto" fo:line-height="100%" fo:margin-bottom="0cm" style:writing-mode="lr-tb"/>
    </style:style>
    <style:style style:name="T3_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_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_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_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_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_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_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_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_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_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_1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_1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_1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text-align="justify" fo:break-before="auto" fo:line-height="100%" fo:margin-bottom="0cm" style:writing-mode="lr-tb"/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text-align="justify" fo:break-before="auto" fo:line-height="100%" fo:margin-bottom="0cm" style:writing-mode="lr-tb"/>
    </style:style>
    <style:style style:name="T5_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2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2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2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2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2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2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2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2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2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2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3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3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3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3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3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3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3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3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3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3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4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4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4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4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4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4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4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4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4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4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5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5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5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5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5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5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5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5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5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5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6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6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6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6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6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6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6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6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6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6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7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7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7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7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7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7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7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7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7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7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8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8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8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8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8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8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8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8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8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8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9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9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9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9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9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9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9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9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9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9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0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0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0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0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0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0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0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0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0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0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1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1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1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1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1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1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1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1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1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2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2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2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2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2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2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2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2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2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2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3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3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3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3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5_13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text-align="justify" fo:break-before="auto" fo:line-height="100%" fo:margin-bottom="0cm" style:writing-mode="lr-tb"/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text-align="justify" fo:break-before="auto" fo:line-height="100%" fo:margin-bottom="0cm" style:writing-mode="lr-tb"/>
    </style:style>
    <style:style style:name="T7_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1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1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1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1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1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1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1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1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1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2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2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2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2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2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2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2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2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2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2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3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3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3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3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3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3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3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3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3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3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4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4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4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4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4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4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4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4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4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4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5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5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5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5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5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5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5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5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7_5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text-align="justify" fo:break-before="auto" fo:line-height="100%" fo:margin-bottom="0cm" style:writing-mode="lr-tb"/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text-align="justify" fo:break-before="auto" fo:line-height="100%" fo:margin-bottom="0cm" style:writing-mode="lr-tb"/>
    </style:style>
    <style:style style:name="T9_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2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2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2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2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2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2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2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2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2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2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3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3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3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3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3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3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3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3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3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3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4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4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4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4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4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4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4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4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4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4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5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5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5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5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5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5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5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5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5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5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6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6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6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6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6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6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6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6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6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6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7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7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7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7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7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7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7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7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7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7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8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8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8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8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8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8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8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8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8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8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9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9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9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9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9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9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9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9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9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9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0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0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0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0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0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0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0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0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0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0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1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1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1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1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1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9_11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text-align="justify" fo:break-before="auto" fo:line-height="100%" fo:margin-bottom="0cm" style:writing-mode="lr-tb"/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text-align="justify" fo:break-before="auto" fo:line-height="100%" fo:margin-bottom="0cm" style:writing-mode="lr-tb"/>
    </style:style>
    <style:style style:name="T11_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2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2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2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2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2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2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2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2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2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2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3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3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3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3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3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3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3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3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3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3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4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4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4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4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4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4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4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4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4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4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5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5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5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5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5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5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5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5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5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5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6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6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6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6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6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6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6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6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6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6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7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7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7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7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7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7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7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7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7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7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8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8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8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8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8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8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8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8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8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8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9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9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9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9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9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9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9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9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9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9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0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0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0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0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0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0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0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0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0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0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1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1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1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1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1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1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1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1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1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2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2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2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2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2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2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2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2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2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2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3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3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3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3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3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3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3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3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3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3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4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4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4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4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4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4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4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4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4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4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5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5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5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5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5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5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5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5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5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5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6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6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6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6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6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6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6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6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6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6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7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7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7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7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7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7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7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7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7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7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8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8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8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8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8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8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8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8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8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8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9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9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9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9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9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9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9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9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9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19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20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20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20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20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20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20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20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20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20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20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1_2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text-align="justify" fo:break-before="auto" fo:line-height="100%" fo:margin-bottom="0cm" style:writing-mode="lr-tb"/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text-align="justify" fo:break-before="auto" fo:line-height="100%" fo:margin-bottom="0cm" style:writing-mode="lr-tb"/>
    </style:style>
    <style:style style:name="T13_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2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2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2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2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2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2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2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2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2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2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3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3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3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3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3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3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3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3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3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3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4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4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4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4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4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4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4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4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4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4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5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5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5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5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5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5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5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5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5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5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6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6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6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6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6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6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6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6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6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6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7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7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7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7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7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7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7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7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7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7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8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8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8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8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8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8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8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8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8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8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9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9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9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9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9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9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9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9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9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9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0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0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0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0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0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0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0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0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0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0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1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1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1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1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1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1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1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1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1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2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2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2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2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2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2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2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2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2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2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3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3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3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3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3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3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3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3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3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3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4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4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4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4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4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4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4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4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4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4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5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5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5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5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5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5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5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5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5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5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6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6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6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6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6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6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6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6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6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6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7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7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7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7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3_17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14" style:family="paragraph" style:parent-style-name="Standard">
      <style:paragraph-properties fo:text-align="justify" fo:break-before="auto" fo:line-height="100%" fo:margin-bottom="0cm" style:writing-mode="lr-tb"/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fo:text-align="justify" fo:break-before="auto" fo:line-height="100%" fo:margin-bottom="0cm" style:writing-mode="lr-tb"/>
    </style:style>
    <style:style style:name="T15_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3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3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3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3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3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3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3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3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3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3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4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4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4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4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4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4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4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4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4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4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5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5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5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5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5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5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5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5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5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5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6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6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6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6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6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6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6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6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6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6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7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7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7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7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7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7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7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7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7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7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8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8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8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8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8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8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8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8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8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8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9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9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9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9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9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9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9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9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9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9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0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0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0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0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0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0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0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0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0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0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1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1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1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1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1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1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1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1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1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2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2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2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2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2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2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2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2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2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2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3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3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3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3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3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3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3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3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3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3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4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4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4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4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4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4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4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4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4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4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5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5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5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5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5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5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5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5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5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5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6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6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6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6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6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6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6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6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6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6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7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7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7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7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7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7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7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7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7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7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8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8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8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8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8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8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8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8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8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8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9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9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9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9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9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9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9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9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9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19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0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0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0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0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0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0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0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0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0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0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1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1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1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1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1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1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1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1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1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2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2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2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2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2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2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2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2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2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2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3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3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3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3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3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3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3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3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3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3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4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4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4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4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4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4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4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4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4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4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5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5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5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5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5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5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5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5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5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5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6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6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6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6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6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6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6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6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5_26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text-align="justify" fo:break-before="auto" fo:line-height="100%" fo:margin-bottom="0cm" style:writing-mode="lr-tb"/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text-align="justify" fo:break-before="auto" fo:line-height="100%" fo:margin-bottom="0cm" style:writing-mode="lr-tb"/>
    </style:style>
    <style:style style:name="T17_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3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3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3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3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3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3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3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3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3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3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4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4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4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4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4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4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4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4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4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4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5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5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5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5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5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5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5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5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5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5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6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6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6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6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6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6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6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6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6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6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7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7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7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7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7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7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7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7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7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7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8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8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8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8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8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8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8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8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8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8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9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9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9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9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9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9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9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9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9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9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0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0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0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0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0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0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0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0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0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0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1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1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1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1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1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1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1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1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1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2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2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2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2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2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2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2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2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2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2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3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3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3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3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3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3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3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3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3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3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4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4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4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4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4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4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4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4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4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4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5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5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5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5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5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5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5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5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5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5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6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6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6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6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6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6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6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6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6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6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7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7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7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7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7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7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7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7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7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7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8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8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8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8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8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8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8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8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8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8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9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9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9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9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9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9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9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9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9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19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0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0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0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0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0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0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0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0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0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0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1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1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1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1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1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1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1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1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1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2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2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2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2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7_22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text-align="justify" fo:break-before="auto" fo:line-height="100%" fo:margin-bottom="0cm" style:writing-mode="lr-tb"/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19" style:family="paragraph" style:parent-style-name="Standard">
      <style:paragraph-properties fo:text-align="justify" fo:break-before="auto" fo:line-height="100%" fo:margin-bottom="0cm" style:writing-mode="lr-tb"/>
    </style:style>
    <style:style style:name="T19_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2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2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2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2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2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2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2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2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2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2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3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3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3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3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3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3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3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3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3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3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4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4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4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4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4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4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4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4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4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4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5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5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5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5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5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5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5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5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5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5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6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6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6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6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6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6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6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6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6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6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7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7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7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7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7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7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7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7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7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7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8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8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8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8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8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8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8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8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8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8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9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9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9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9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9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9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9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9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9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9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0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0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0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0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0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0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0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0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0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0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1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1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1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1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1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1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1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1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1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2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2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2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2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2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2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2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2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2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2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3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3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3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3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3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3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3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3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3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3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4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4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4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4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4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4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4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4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4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4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5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5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5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5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5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5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5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5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5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5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6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6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6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6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6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6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6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6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6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6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7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7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7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7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7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7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7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7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7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7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8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8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8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8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8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8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8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8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8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8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9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9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9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9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9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9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9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9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9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19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19_20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text-align="justify" fo:break-before="auto" fo:line-height="100%" fo:margin-bottom="0cm" style:writing-mode="lr-tb"/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21" style:family="paragraph" style:parent-style-name="Standard">
      <style:paragraph-properties fo:text-align="justify" fo:break-before="auto" fo:line-height="100%" fo:margin-bottom="0cm" style:writing-mode="lr-tb"/>
    </style:style>
    <style:style style:name="T21_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1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1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1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1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1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1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1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1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1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2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2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2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2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2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2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2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2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2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2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3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3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3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3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3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3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3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3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3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3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4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4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4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4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4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4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4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4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4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4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5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5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5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5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5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5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5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5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1_5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text-align="justify" fo:break-before="auto" fo:line-height="100%" fo:margin-bottom="0cm" style:writing-mode="lr-tb"/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23" style:family="paragraph" style:parent-style-name="Standard">
      <style:paragraph-properties fo:text-align="justify" fo:break-before="auto" fo:line-height="100%" fo:margin-bottom="0cm" style:writing-mode="lr-tb"/>
    </style:style>
    <style:style style:name="T23_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2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2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2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2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2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2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2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2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2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2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3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3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3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3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3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3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3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3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3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3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4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4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4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4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4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4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4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4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4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4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5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5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5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5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5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5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5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5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5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5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6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6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6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6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6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6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6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6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6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6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7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7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7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7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7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7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7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7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7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7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8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8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8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8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8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8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8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8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8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8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9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9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9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9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9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9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9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9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9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9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0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0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0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0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0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0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0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0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0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0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1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1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1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1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1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1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1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1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1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2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2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2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2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2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2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2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2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2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2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3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3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3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3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3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3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3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3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3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3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4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4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4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4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4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4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4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4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4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4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5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5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5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5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5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5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5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5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5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5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3_16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24" style:family="paragraph" style:parent-style-name="Standard">
      <style:paragraph-properties fo:text-align="justify" fo:break-before="auto" fo:line-height="100%" fo:margin-bottom="0cm" style:writing-mode="lr-tb"/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25" style:family="paragraph" style:parent-style-name="Standard">
      <style:paragraph-properties fo:text-align="right" fo:break-before="auto" fo:line-height="100%" fo:margin-bottom="0cm" style:writing-mode="lr-tb"/>
    </style:style>
    <style:style style:name="T25_1" style:family="text" style:parent-style-name="Standard"/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27" style:family="paragraph" style:parent-style-name="Standard">
      <style:paragraph-properties fo:text-align="right" fo:break-before="auto" fo:line-height="100%" fo:margin-bottom="0cm" style:writing-mode="lr-tb"/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28" style:family="paragraph" style:parent-style-name="Standard">
      <style:paragraph-properties fo:text-align="right" fo:break-before="auto" fo:line-height="100%" fo:margin-bottom="0cm" style:writing-mode="lr-tb"/>
    </style:style>
    <style:style style:name="T28_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1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1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1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1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1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1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1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1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1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2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2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2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2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2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2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2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2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2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2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3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3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3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3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3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3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3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3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3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3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4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4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4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4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4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4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4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4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4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4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5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5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5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5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5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5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5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5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5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5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6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6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6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6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6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6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6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6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6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6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7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7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7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7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7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7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7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7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7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7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8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8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8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8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8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8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8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8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8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8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9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9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9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9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9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9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9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9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9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9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8_10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29" style:family="paragraph" style:parent-style-name="Standard">
      <style:paragraph-properties fo:text-align="right" fo:break-before="auto" fo:line-height="100%" fo:margin-bottom="0cm" style:writing-mode="lr-tb"/>
    </style:style>
    <style:style style:name="T29_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9_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9_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9_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9_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29_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30" style:family="paragraph" style:parent-style-name="Standard">
      <style:paragraph-properties fo:text-align="right" fo:break-before="auto" fo:line-height="100%" fo:margin-bottom="0cm" style:writing-mode="lr-tb"/>
    </style:style>
    <style:style style:name="T30_1" style:family="text"/>
    <style:style style:name="T30_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_3" style:family="text"/>
    <style:style style:name="T30_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_5" style:family="text"/>
    <style:style style:name="T30_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_7" style:family="text"/>
    <style:style style:name="T30_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_9" style:family="text"/>
    <style:style style:name="T30_1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_11" style:family="text"/>
    <style:style style:name="T30_1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_13" style:family="text"/>
    <style:style style:name="T30_1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_15" style:family="text"/>
    <style:style style:name="T30_1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_17" style:family="text"/>
    <style:style style:name="T30_1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_19" style:family="text"/>
    <style:style style:name="T30_2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_21" style:family="text"/>
    <style:style style:name="T30_2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0_23" style:family="text"/>
    <style:style style:name="T30_2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31" style:family="paragraph" style:parent-style-name="Standard">
      <style:paragraph-properties fo:text-align="right" fo:break-before="auto" fo:line-height="100%" fo:margin-bottom="0cm" style:writing-mode="lr-tb"/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32" style:family="paragraph" style:parent-style-name="Standard">
      <style:paragraph-properties fo:text-align="right" fo:break-before="auto" fo:line-height="100%" fo:margin-bottom="0cm" style:writing-mode="lr-tb"/>
    </style:style>
    <style:style style:name="T32_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2_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2_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2_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2_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2_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33" style:family="paragraph" style:parent-style-name="Standard">
      <style:paragraph-properties fo:text-align="right" fo:break-before="auto" fo:line-height="100%" fo:margin-bottom="0cm" style:writing-mode="lr-tb"/>
    </style:style>
    <style:style style:name="T33_1" style:family="text"/>
    <style:style style:name="T33_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3_3" style:family="text"/>
    <style:style style:name="T33_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3_5" style:family="text"/>
    <style:style style:name="T33_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3_7" style:family="text"/>
    <style:style style:name="T33_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3_9" style:family="text"/>
    <style:style style:name="T33_1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3_11" style:family="text"/>
    <style:style style:name="T33_1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3_13" style:family="text"/>
    <style:style style:name="T33_1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3_15" style:family="text"/>
    <style:style style:name="T33_1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3_17" style:family="text"/>
    <style:style style:name="T33_1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3_19" style:family="text"/>
    <style:style style:name="T33_2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3_21" style:family="text"/>
    <style:style style:name="T33_2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3_23" style:family="text"/>
    <style:style style:name="T33_2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3_25" style:family="text"/>
    <style:style style:name="T33_2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3_27" style:family="text"/>
    <style:style style:name="T33_2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3_29" style:family="text"/>
    <style:style style:name="T33_3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3_31" style:family="text"/>
    <style:style style:name="T33_3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3_33" style:family="text"/>
    <style:style style:name="T33_3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3_35" style:family="text"/>
    <style:style style:name="T33_3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3_37" style:family="text"/>
    <style:style style:name="T33_3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3_39" style:family="text"/>
    <style:style style:name="T33_4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3_41" style:family="text"/>
    <style:style style:name="T33_4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34" style:family="paragraph" style:parent-style-name="Standard">
      <style:paragraph-properties fo:text-align="right" fo:break-before="auto" fo:line-height="100%" fo:margin-bottom="0cm" style:writing-mode="lr-tb"/>
    </style:style>
    <style:style style:name="T34_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4_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4_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4_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4_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4_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35" style:family="paragraph" style:parent-style-name="Standard">
      <style:paragraph-properties fo:text-align="right" fo:break-before="auto" fo:line-height="100%" fo:margin-bottom="0cm" style:writing-mode="lr-tb"/>
    </style:style>
    <style:style style:name="T35_1" style:family="text"/>
    <style:style style:name="T35_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5_3" style:family="text"/>
    <style:style style:name="T35_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5_5" style:family="text"/>
    <style:style style:name="T35_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5_7" style:family="text"/>
    <style:style style:name="T35_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5_9" style:family="text"/>
    <style:style style:name="T35_1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5_11" style:family="text"/>
    <style:style style:name="T35_1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5_13" style:family="text"/>
    <style:style style:name="T35_1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5_15" style:family="text"/>
    <style:style style:name="T35_1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5_17" style:family="text"/>
    <style:style style:name="T35_1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5_19" style:family="text"/>
    <style:style style:name="T35_2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5_21" style:family="text"/>
    <style:style style:name="T35_2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5_23" style:family="text"/>
    <style:style style:name="T35_2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5_25" style:family="text"/>
    <style:style style:name="T35_2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5_27" style:family="text"/>
    <style:style style:name="T35_2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5_29" style:family="text"/>
    <style:style style:name="T35_3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5_31" style:family="text"/>
    <style:style style:name="T35_3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5_33" style:family="text"/>
    <style:style style:name="T35_3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5_35" style:family="text"/>
    <style:style style:name="T35_3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5_37" style:family="text"/>
    <style:style style:name="T35_3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36" style:family="paragraph" style:parent-style-name="Standard">
      <style:paragraph-properties fo:text-align="right" fo:break-before="auto" fo:line-height="100%" fo:margin-bottom="0cm" style:writing-mode="lr-tb"/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37" style:family="paragraph" style:parent-style-name="Standard">
      <style:paragraph-properties fo:text-align="right" fo:break-before="auto" fo:line-height="100%" fo:margin-bottom="0cm" style:writing-mode="lr-tb"/>
    </style:style>
    <style:style style:name="T37_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7_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7_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7_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7_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7_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38" style:family="paragraph" style:parent-style-name="Standard">
      <style:paragraph-properties fo:text-align="right" fo:break-before="auto" fo:line-height="100%" fo:margin-bottom="0cm" style:writing-mode="lr-tb"/>
    </style:style>
    <style:style style:name="T38_1" style:family="text"/>
    <style:style style:name="T38_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8_3" style:family="text"/>
    <style:style style:name="T38_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8_5" style:family="text"/>
    <style:style style:name="T38_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8_7" style:family="text"/>
    <style:style style:name="T38_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8_9" style:family="text"/>
    <style:style style:name="T38_1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8_11" style:family="text"/>
    <style:style style:name="T38_1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8_13" style:family="text"/>
    <style:style style:name="T38_1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8_15" style:family="text"/>
    <style:style style:name="T38_1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8_17" style:family="text"/>
    <style:style style:name="T38_1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8_19" style:family="text"/>
    <style:style style:name="T38_2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8_21" style:family="text"/>
    <style:style style:name="T38_2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38_23" style:family="text"/>
    <style:style style:name="T38_2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39" style:family="paragraph" style:parent-style-name="Standard">
      <style:paragraph-properties fo:text-align="right" fo:break-before="auto" fo:line-height="100%" fo:margin-bottom="0cm" style:writing-mode="lr-tb"/>
    </style:style>
    <style:style style:name="T39_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9_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9_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9_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9_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9_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9_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9_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9_9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9_10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9_1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9_1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9_1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9_1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9_1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9_1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9_17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39_18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40" style:family="paragraph" style:parent-style-name="Standard">
      <style:paragraph-properties fo:text-align="right" fo:break-before="auto" fo:line-height="100%" fo:margin-bottom="0cm" style:writing-mode="lr-tb"/>
    </style:style>
    <style:style style:name="T40_1" style:family="text"/>
    <style:style style:name="T40_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0_3" style:family="text"/>
    <style:style style:name="T40_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0_5" style:family="text"/>
    <style:style style:name="T40_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0_7" style:family="text"/>
    <style:style style:name="T40_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0_9" style:family="text"/>
    <style:style style:name="T40_1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0_11" style:family="text"/>
    <style:style style:name="T40_1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0_13" style:family="text"/>
    <style:style style:name="T40_1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0_15" style:family="text"/>
    <style:style style:name="T40_1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0_17" style:family="text"/>
    <style:style style:name="T40_1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0_19" style:family="text"/>
    <style:style style:name="T40_2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0_21" style:family="text"/>
    <style:style style:name="T40_2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0_23" style:family="text"/>
    <style:style style:name="T40_2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0_25" style:family="text"/>
    <style:style style:name="T40_2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0_27" style:family="text"/>
    <style:style style:name="T40_2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0_29" style:family="text"/>
    <style:style style:name="T40_3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0_31" style:family="text"/>
    <style:style style:name="T40_3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0_33" style:family="text"/>
    <style:style style:name="T40_3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41" style:family="paragraph" style:parent-style-name="Standard">
      <style:paragraph-properties fo:text-align="right" fo:break-before="auto" fo:line-height="100%" fo:margin-bottom="0cm" style:writing-mode="lr-tb"/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42" style:family="paragraph" style:parent-style-name="Standard">
      <style:paragraph-properties fo:text-align="right" fo:break-before="auto" fo:line-height="100%" fo:margin-bottom="0cm" style:writing-mode="lr-tb"/>
    </style:style>
    <style:style style:name="T42_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42_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42_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42_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42_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42_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43" style:family="paragraph" style:parent-style-name="Standard">
      <style:paragraph-properties fo:text-align="right" fo:break-before="auto" fo:line-height="100%" fo:margin-bottom="0cm" style:writing-mode="lr-tb"/>
    </style:style>
    <style:style style:name="T43_1" style:family="text"/>
    <style:style style:name="T43_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3_3" style:family="text"/>
    <style:style style:name="T43_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3_5" style:family="text"/>
    <style:style style:name="T43_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3_7" style:family="text"/>
    <style:style style:name="T43_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3_9" style:family="text"/>
    <style:style style:name="T43_1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3_11" style:family="text"/>
    <style:style style:name="T43_1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3_13" style:family="text"/>
    <style:style style:name="T43_1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3_15" style:family="text"/>
    <style:style style:name="T43_1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3_17" style:family="text"/>
    <style:style style:name="T43_1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3_19" style:family="text"/>
    <style:style style:name="T43_2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3_21" style:family="text"/>
    <style:style style:name="T43_2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3_23" style:family="text"/>
    <style:style style:name="T43_2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44" style:family="paragraph" style:parent-style-name="Standard">
      <style:paragraph-properties fo:text-align="right" fo:break-before="auto" fo:line-height="100%" fo:margin-bottom="0cm" style:writing-mode="lr-tb"/>
    </style:style>
    <style:style style:name="T44_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44_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44_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44_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44_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44_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45" style:family="paragraph" style:parent-style-name="Standard">
      <style:paragraph-properties fo:text-align="right" fo:break-before="auto" fo:line-height="100%" fo:margin-bottom="0cm" style:writing-mode="lr-tb"/>
    </style:style>
    <style:style style:name="T45_1" style:family="text"/>
    <style:style style:name="T45_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5_3" style:family="text"/>
    <style:style style:name="T45_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5_5" style:family="text"/>
    <style:style style:name="T45_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5_7" style:family="text"/>
    <style:style style:name="T45_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5_9" style:family="text"/>
    <style:style style:name="T45_1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5_11" style:family="text"/>
    <style:style style:name="T45_1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5_13" style:family="text"/>
    <style:style style:name="T45_1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5_15" style:family="text"/>
    <style:style style:name="T45_1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5_17" style:family="text"/>
    <style:style style:name="T45_1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5_19" style:family="text"/>
    <style:style style:name="T45_2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5_21" style:family="text"/>
    <style:style style:name="T45_2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5_23" style:family="text"/>
    <style:style style:name="T45_2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5_25" style:family="text"/>
    <style:style style:name="T45_2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5_27" style:family="text"/>
    <style:style style:name="T45_2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5_29" style:family="text"/>
    <style:style style:name="T45_3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46" style:family="paragraph" style:parent-style-name="Standard">
      <style:paragraph-properties fo:text-align="right" fo:break-before="auto" fo:line-height="100%" fo:margin-bottom="0cm" style:writing-mode="lr-tb"/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47" style:family="paragraph" style:parent-style-name="Standard">
      <style:paragraph-properties fo:text-align="right" fo:break-before="auto" fo:line-height="100%" fo:margin-bottom="0cm" style:writing-mode="lr-tb"/>
    </style:style>
    <style:style style:name="T47_1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47_2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47_3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47_4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47_5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T47_6" style:family="text">
      <style:text-properties fo:color="#333333" style:font-name="Times New Roman" fo:font-size="12pt" style:font-name-asian="Times New Roman" style:font-size-asian="12pt" style:font-name-complex="Times New Roman" style:font-size-complex="12pt"/>
    </style:style>
    <style:style style:name="P48" style:family="paragraph" style:parent-style-name="Standard">
      <style:paragraph-properties fo:text-align="right" fo:break-before="auto" fo:line-height="100%" fo:margin-bottom="0cm" style:writing-mode="lr-tb"/>
    </style:style>
    <style:style style:name="T48_1" style:family="text"/>
    <style:style style:name="T48_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8_3" style:family="text"/>
    <style:style style:name="T48_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8_5" style:family="text"/>
    <style:style style:name="T48_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8_7" style:family="text"/>
    <style:style style:name="T48_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8_9" style:family="text"/>
    <style:style style:name="T48_1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8_11" style:family="text"/>
    <style:style style:name="T48_1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8_13" style:family="text"/>
    <style:style style:name="T48_1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8_15" style:family="text"/>
    <style:style style:name="T48_1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8_17" style:family="text"/>
    <style:style style:name="T48_1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8_19" style:family="text"/>
    <style:style style:name="T48_2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8_21" style:family="text"/>
    <style:style style:name="T48_2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8_23" style:family="text"/>
    <style:style style:name="T48_2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8_25" style:family="text"/>
    <style:style style:name="T48_2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8_27" style:family="text"/>
    <style:style style:name="T48_2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8_29" style:family="text"/>
    <style:style style:name="T48_3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8_31" style:family="text"/>
    <style:style style:name="T48_3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48_33" style:family="text"/>
    <style:style style:name="T48_3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</office:automatic-styles>
  <office:body>
    <office:text>
      <text:p text:style-name="P1"><text:span text:style-name="T1_1">Ten</text:span><text:span text:style-name="T1_2"><text:s/></text:span><text:span text:style-name="T1_3">świat</text:span><text:span text:style-name="T1_4"><text:s/></text:span><text:span text:style-name="T1_5">sprzed</text:span><text:span text:style-name="T1_6"><text:s/></text:span><text:span text:style-name="T1_7">lat</text:span></text:p>
      <text:p text:style-name="P2"><text:span text:style-name="T2_1">Autor</text:span><text:span text:style-name="T2_2">:<text:s/></text:span><text:span text:style-name="T2_3">Nika</text:span></text:p>
      <text:p text:style-name="P3"><text:span text:style-name="T3_1">[</text:span><text:span text:style-name="T3_2">One</text:span><text:span text:style-name="T3_3">-</text:span><text:span text:style-name="T3_4">Shot</text:span><text:span text:style-name="T3_5">],<text:s/>[</text:span><text:span text:style-name="T3_6">Slice</text:span><text:span text:style-name="T3_7"><text:s/></text:span><text:span text:style-name="T3_8">of</text:span><text:span text:style-name="T3_9"><text:s/></text:span><text:span text:style-name="T3_10">Life</text:span><text:span text:style-name="T3_11">],<text:s/>[</text:span><text:span text:style-name="T3_12">Sad</text:span><text:span text:style-name="T3_13">]</text:span></text:p>
      <text:p text:style-name="P4"/>
      <text:p text:style-name="P5"><text:span text:style-name="T5_1">Są</text:span><text:span text:style-name="T5_2"><text:s/></text:span><text:span text:style-name="T5_3">takie</text:span><text:span text:style-name="T5_4"><text:s/></text:span><text:span text:style-name="T5_5">opowiadania</text:span><text:span text:style-name="T5_6">,<text:s/></text:span><text:span text:style-name="T5_7">obok</text:span><text:span text:style-name="T5_8"><text:s/></text:span><text:span text:style-name="T5_9">których</text:span><text:span text:style-name="T5_10"><text:s/></text:span><text:span text:style-name="T5_11">nie</text:span><text:span text:style-name="T5_12"><text:s/></text:span><text:span text:style-name="T5_13">można</text:span><text:span text:style-name="T5_14"><text:s/></text:span><text:span text:style-name="T5_15">przejść</text:span><text:span text:style-name="T5_16"><text:s/></text:span><text:span text:style-name="T5_17">obojętnie</text:span><text:span text:style-name="T5_18">.<text:s/></text:span><text:span text:style-name="T5_19">Są</text:span><text:span text:style-name="T5_20"><text:s/></text:span><text:span text:style-name="T5_21">takie</text:span><text:span text:style-name="T5_22">,<text:s/></text:span><text:span text:style-name="T5_23">które</text:span><text:span text:style-name="T5_24"><text:s/></text:span><text:span text:style-name="T5_25">wywołują</text:span><text:span text:style-name="T5_26"><text:s/></text:span><text:span text:style-name="T5_27">skrajne</text:span><text:span text:style-name="T5_28"><text:s/></text:span><text:span text:style-name="T5_29">emocje</text:span><text:span text:style-name="T5_30"><text:s/>–<text:s/></text:span><text:span text:style-name="T5_31">albo</text:span><text:span text:style-name="T5_32"><text:s/></text:span><text:span text:style-name="T5_33">się</text:span><text:span text:style-name="T5_34"><text:s/></text:span><text:span text:style-name="T5_35">je</text:span><text:span text:style-name="T5_36"><text:s/></text:span><text:span text:style-name="T5_37">kocha</text:span><text:span text:style-name="T5_38">,<text:s/></text:span><text:span text:style-name="T5_39">albo</text:span><text:span text:style-name="T5_40"><text:s/></text:span><text:span text:style-name="T5_41">nienawidzi</text:span><text:span text:style-name="T5_42">.<text:s/></text:span><text:span text:style-name="T5_43">Są</text:span><text:span text:style-name="T5_44"><text:s/></text:span><text:span text:style-name="T5_45">wreszcie</text:span><text:span text:style-name="T5_46"><text:s/></text:span><text:span text:style-name="T5_47">dzieła</text:span><text:span text:style-name="T5_48">,<text:s/></text:span><text:span text:style-name="T5_49">po</text:span><text:span text:style-name="T5_50"><text:s/></text:span><text:span text:style-name="T5_51">przeczytaniu</text:span><text:span text:style-name="T5_52"><text:s/></text:span><text:span text:style-name="T5_53">których</text:span><text:span text:style-name="T5_54"><text:s/></text:span><text:span text:style-name="T5_55">czytelnik</text:span><text:span text:style-name="T5_56"><text:s/></text:span><text:span text:style-name="T5_57">zamiera</text:span><text:span text:style-name="T5_58"><text:s/></text:span><text:span text:style-name="T5_59">na</text:span><text:span text:style-name="T5_60"><text:s/></text:span><text:span text:style-name="T5_61">moment</text:span><text:span text:style-name="T5_62">,<text:s/></text:span><text:span text:style-name="T5_63">wpatruje</text:span><text:span text:style-name="T5_64"><text:s/></text:span><text:span text:style-name="T5_65">się</text:span><text:span text:style-name="T5_66"><text:s/></text:span><text:span text:style-name="T5_67">tępo</text:span><text:span text:style-name="T5_68"><text:s/></text:span><text:span text:style-name="T5_69">w</text:span><text:span text:style-name="T5_70"><text:s/></text:span><text:span text:style-name="T5_71">monitor</text:span><text:span text:style-name="T5_72">,<text:s/></text:span><text:span text:style-name="T5_73">porusza</text:span><text:span text:style-name="T5_74"><text:s/></text:span><text:span text:style-name="T5_75">bezgłośnie</text:span><text:span text:style-name="T5_76"><text:s/></text:span><text:span text:style-name="T5_77">ustami</text:span><text:span text:style-name="T5_78"><text:s/></text:span><text:span text:style-name="T5_79">i</text:span><text:span text:style-name="T5_80"><text:s/></text:span><text:span text:style-name="T5_81">nie</text:span><text:span text:style-name="T5_82"><text:s/></text:span><text:span text:style-name="T5_83">ma</text:span><text:span text:style-name="T5_84"><text:s/></text:span><text:span text:style-name="T5_85">pojęcia</text:span><text:span text:style-name="T5_86">,<text:s/></text:span><text:span text:style-name="T5_87">co</text:span><text:span text:style-name="T5_88"><text:s/></text:span><text:span text:style-name="T5_89">powiedzieć</text:span><text:span text:style-name="T5_90">,<text:s/></text:span><text:span text:style-name="T5_91">bo</text:span><text:span text:style-name="T5_92"><text:s/></text:span><text:span text:style-name="T5_93">to</text:span><text:span text:style-name="T5_94">,<text:s/></text:span><text:span text:style-name="T5_95">co</text:span><text:span text:style-name="T5_96"><text:s/></text:span><text:span text:style-name="T5_97">przeczytał</text:span><text:span text:style-name="T5_98">,<text:s/></text:span><text:span text:style-name="T5_99">było</text:span><text:span text:style-name="T5_100"><text:s/></text:span><text:span text:style-name="T5_101">tak</text:span><text:span text:style-name="T5_102">…<text:s/></text:span><text:span text:style-name="T5_103">niecodzienne</text:span><text:span text:style-name="T5_104">,<text:s/></text:span><text:span text:style-name="T5_105">że</text:span><text:span text:style-name="T5_106"><text:s/></text:span><text:span text:style-name="T5_107">nie</text:span><text:span text:style-name="T5_108"><text:s/></text:span><text:span text:style-name="T5_109">wyrażą</text:span><text:span text:style-name="T5_110"><text:s/></text:span><text:span text:style-name="T5_111">tego</text:span><text:span text:style-name="T5_112"><text:s/></text:span><text:span text:style-name="T5_113">żadne</text:span><text:span text:style-name="T5_114"><text:s/></text:span><text:span text:style-name="T5_115">słowa</text:span><text:span text:style-name="T5_116">.<text:s/></text:span><text:span text:style-name="T5_117">Opowiadanie</text:span><text:span text:style-name="T5_118"><text:s/></text:span><text:span text:style-name="T5_119">Niki</text:span><text:span text:style-name="T5_120"><text:s/></text:span><text:span text:style-name="T5_121">zalicza</text:span><text:span text:style-name="T5_122"><text:s/></text:span><text:span text:style-name="T5_123">się</text:span><text:span text:style-name="T5_124"><text:s/></text:span><text:span text:style-name="T5_125">do</text:span><text:span text:style-name="T5_126"><text:s/></text:span><text:span text:style-name="T5_127">każdej</text:span><text:span text:style-name="T5_128"><text:s/></text:span><text:span text:style-name="T5_129">z</text:span><text:span text:style-name="T5_130"><text:s/></text:span><text:span text:style-name="T5_131">tych</text:span><text:span text:style-name="T5_132"><text:s/></text:span><text:span text:style-name="T5_133">kategorii</text:span><text:span text:style-name="T5_134">.</text:span></text:p>
      <text:p text:style-name="P6"/>
      <text:p text:style-name="P7"><text:span text:style-name="T7_1">Bardzo</text:span><text:span text:style-name="T7_2"><text:s/></text:span><text:span text:style-name="T7_3">trudno</text:span><text:span text:style-name="T7_4"><text:s/></text:span><text:span text:style-name="T7_5">jest</text:span><text:span text:style-name="T7_6"><text:s/></text:span><text:span text:style-name="T7_7">napisać</text:span><text:span text:style-name="T7_8"><text:s/></text:span><text:span text:style-name="T7_9">recenzję</text:span><text:span text:style-name="T7_10"><text:s/></text:span><text:span text:style-name="T7_11">opowiadania</text:span><text:span text:style-name="T7_12">,<text:s/></text:span><text:span text:style-name="T7_13">o</text:span><text:span text:style-name="T7_14"><text:s/></text:span><text:span text:style-name="T7_15">którym</text:span><text:span text:style-name="T7_16"><text:s/></text:span><text:span text:style-name="T7_17">nie</text:span><text:span text:style-name="T7_18"><text:s/></text:span><text:span text:style-name="T7_19">można</text:span><text:span text:style-name="T7_20"><text:s/></text:span><text:span text:style-name="T7_21">zdradzić</text:span><text:span text:style-name="T7_22"><text:s/></text:span><text:span text:style-name="T7_23">właściwie</text:span><text:span text:style-name="T7_24"><text:s/></text:span><text:span text:style-name="T7_25">nic</text:span><text:span text:style-name="T7_26">,<text:s/></text:span><text:span text:style-name="T7_27">bo</text:span><text:span text:style-name="T7_28"><text:s/></text:span><text:span text:style-name="T7_29">najmniejsza</text:span><text:span text:style-name="T7_30"><text:s/></text:span><text:span text:style-name="T7_31">wzmianka</text:span><text:span text:style-name="T7_32"><text:s/></text:span><text:span text:style-name="T7_33">na</text:span><text:span text:style-name="T7_34"><text:s/></text:span><text:span text:style-name="T7_35">temat</text:span><text:span text:style-name="T7_36"><text:s/></text:span><text:span text:style-name="T7_37">fabuły</text:span><text:span text:style-name="T7_38"><text:s/></text:span><text:span text:style-name="T7_39">zniszczy</text:span><text:span text:style-name="T7_40"><text:s/></text:span><text:span text:style-name="T7_41">całe</text:span><text:span text:style-name="T7_42"><text:s/></text:span><text:span text:style-name="T7_43">dzieło</text:span><text:span text:style-name="T7_44">.<text:s/></text:span><text:span text:style-name="T7_45">Postaram</text:span><text:span text:style-name="T7_46"><text:s/></text:span><text:span text:style-name="T7_47">się</text:span><text:span text:style-name="T7_48"><text:s/></text:span><text:span text:style-name="T7_49">mimo</text:span><text:span text:style-name="T7_50"><text:s/></text:span><text:span text:style-name="T7_51">wszystko</text:span><text:span text:style-name="T7_52"><text:s/></text:span><text:span text:style-name="T7_53">odrobinę</text:span><text:span text:style-name="T7_54"><text:s/></text:span><text:span text:style-name="T7_55">ją</text:span><text:span text:style-name="T7_56"><text:s/></text:span><text:span text:style-name="T7_57">przybliżyć</text:span><text:span text:style-name="T7_58">.</text:span></text:p>
      <text:p text:style-name="P8"/>
      <text:p text:style-name="P9"><text:span text:style-name="T9_1">Fanfik</text:span><text:span text:style-name="T9_2"><text:s/></text:span><text:span text:style-name="T9_3">jest</text:span><text:span text:style-name="T9_4"><text:s/></text:span><text:span text:style-name="T9_5">bardzo</text:span><text:span text:style-name="T9_6"><text:s/></text:span><text:span text:style-name="T9_7">prosty</text:span><text:span text:style-name="T9_8">.<text:s/></text:span><text:span text:style-name="T9_9">Pewna</text:span><text:span text:style-name="T9_10"><text:s/></text:span><text:span text:style-name="T9_11">istota</text:span><text:span text:style-name="T9_12"><text:s/>(</text:span><text:span text:style-name="T9_13">słowo</text:span><text:span text:style-name="T9_14"><text:s/></text:span><text:span text:style-name="T9_15">to</text:span><text:span text:style-name="T9_16"><text:s/></text:span><text:span text:style-name="T9_17">nie</text:span><text:span text:style-name="T9_18"><text:s/></text:span><text:span text:style-name="T9_19">zostało</text:span><text:span text:style-name="T9_20"><text:s/></text:span><text:span text:style-name="T9_21">użyte</text:span><text:span text:style-name="T9_22"><text:s/></text:span><text:span text:style-name="T9_23">przypadkowo</text:span><text:span text:style-name="T9_24">,<text:s/></text:span><text:span text:style-name="T9_25">a</text:span><text:span text:style-name="T9_26"><text:s/></text:span><text:span text:style-name="T9_27">dlaczego</text:span><text:span text:style-name="T9_28">,<text:s/></text:span><text:span text:style-name="T9_29">wyjaśnię</text:span><text:span text:style-name="T9_30"><text:s/></text:span><text:span text:style-name="T9_31">w</text:span><text:span text:style-name="T9_32"><text:s/></text:span><text:span text:style-name="T9_33">dalszej</text:span><text:span text:style-name="T9_34"><text:s/></text:span><text:span text:style-name="T9_35">części</text:span><text:span text:style-name="T9_36"><text:s/></text:span><text:span text:style-name="T9_37">recenzji</text:span><text:span text:style-name="T9_38">)<text:s/></text:span><text:span text:style-name="T9_39">zastanawia</text:span><text:span text:style-name="T9_40"><text:s/></text:span><text:span text:style-name="T9_41">się</text:span><text:span text:style-name="T9_42"><text:s/></text:span><text:span text:style-name="T9_43">nad</text:span><text:span text:style-name="T9_44"><text:s/></text:span><text:span text:style-name="T9_45">sensem</text:span><text:span text:style-name="T9_46"><text:s/></text:span><text:span text:style-name="T9_47">życia</text:span><text:span text:style-name="T9_48"><text:s/></text:span><text:span text:style-name="T9_49">razem</text:span><text:span text:style-name="T9_50"><text:s/></text:span><text:span text:style-name="T9_51">z</text:span><text:span text:style-name="T9_52"><text:s/></text:span><text:span text:style-name="T9_53">inną</text:span><text:span text:style-name="T9_54"><text:s/></text:span><text:span text:style-name="T9_55">istotą</text:span><text:span text:style-name="T9_56"><text:s/></text:span><text:span text:style-name="T9_57">i</text:span><text:span text:style-name="T9_58"><text:s/></text:span><text:span text:style-name="T9_59">obie</text:span><text:span text:style-name="T9_60"><text:s/></text:span><text:span text:style-name="T9_61">te</text:span><text:span text:style-name="T9_62"><text:s/></text:span><text:span text:style-name="T9_63">istoty</text:span><text:span text:style-name="T9_64"><text:s/></text:span><text:span text:style-name="T9_65">dochodzą</text:span><text:span text:style-name="T9_66"><text:s/></text:span><text:span text:style-name="T9_67">do</text:span><text:span text:style-name="T9_68"><text:s/></text:span><text:span text:style-name="T9_69">pewnych</text:span><text:span text:style-name="T9_70"><text:s/></text:span><text:span text:style-name="T9_71">zaskakujących</text:span><text:span text:style-name="T9_72"><text:s/></text:span><text:span text:style-name="T9_73">wniosków</text:span><text:span text:style-name="T9_74">.<text:s/></text:span><text:span text:style-name="T9_75">Dzieło</text:span><text:span text:style-name="T9_76">,<text:s/></text:span><text:span text:style-name="T9_77">mimo</text:span><text:span text:style-name="T9_78"><text:s/></text:span><text:span text:style-name="T9_79">że</text:span><text:span text:style-name="T9_80"><text:s/></text:span><text:span text:style-name="T9_81">z</text:span><text:span text:style-name="T9_82"><text:s/></text:span><text:span text:style-name="T9_83">pozoru</text:span><text:span text:style-name="T9_84"><text:s/></text:span><text:span text:style-name="T9_85">nieskomplikowane</text:span><text:span text:style-name="T9_86">,<text:s/></text:span><text:span text:style-name="T9_87">nabiera</text:span><text:span text:style-name="T9_88"><text:s/></text:span><text:span text:style-name="T9_89">głębi</text:span><text:span text:style-name="T9_90">,<text:s/></text:span><text:span text:style-name="T9_91">gdy</text:span><text:span text:style-name="T9_92"><text:s/></text:span><text:span text:style-name="T9_93">dotrze</text:span><text:span text:style-name="T9_94"><text:s/></text:span><text:span text:style-name="T9_95">się</text:span><text:span text:style-name="T9_96"><text:s/></text:span><text:span text:style-name="T9_97">do</text:span><text:span text:style-name="T9_98"><text:s/></text:span><text:span text:style-name="T9_99">końca</text:span><text:span text:style-name="T9_100">.<text:s/></text:span><text:span text:style-name="T9_101">A</text:span><text:span text:style-name="T9_102"><text:s/></text:span><text:span text:style-name="T9_103">koniec</text:span><text:span text:style-name="T9_104">…<text:s/></text:span><text:span text:style-name="T9_105">zaskakuje</text:span><text:span text:style-name="T9_106">.<text:s/></text:span><text:span text:style-name="T9_107">Idealnie</text:span><text:span text:style-name="T9_108"><text:s/></text:span><text:span text:style-name="T9_109">podsumowuje</text:span><text:span text:style-name="T9_110">.<text:s/></text:span><text:span text:style-name="T9_111">Wgniata</text:span><text:span text:style-name="T9_112"><text:s/></text:span><text:span text:style-name="T9_113">w</text:span><text:span text:style-name="T9_114"><text:s/></text:span><text:span text:style-name="T9_115">fotel</text:span><text:span text:style-name="T9_116">.</text:span></text:p>
      <text:p text:style-name="P10"/>
      <text:p text:style-name="P11"><text:span text:style-name="T11_1">Szczerze</text:span><text:span text:style-name="T11_2"><text:s/></text:span><text:span text:style-name="T11_3">mówiąc</text:span><text:span text:style-name="T11_4">,<text:s/></text:span><text:span text:style-name="T11_5">powyższy</text:span><text:span text:style-name="T11_6"><text:s/></text:span><text:span text:style-name="T11_7">opis</text:span><text:span text:style-name="T11_8"><text:s/></text:span><text:span text:style-name="T11_9">w</text:span><text:span text:style-name="T11_10"><text:s/></text:span><text:span text:style-name="T11_11">ogóle</text:span><text:span text:style-name="T11_12"><text:s/></text:span><text:span text:style-name="T11_13">nie</text:span><text:span text:style-name="T11_14"><text:s/></text:span><text:span text:style-name="T11_15">zachęca</text:span><text:span text:style-name="T11_16"><text:s/></text:span><text:span text:style-name="T11_17">do</text:span><text:span text:style-name="T11_18"><text:s/></text:span><text:span text:style-name="T11_19">czytania</text:span><text:span text:style-name="T11_20">,<text:s/></text:span><text:span text:style-name="T11_21">ale</text:span><text:span text:style-name="T11_22"><text:s/></text:span><text:span text:style-name="T11_23">jak</text:span><text:span text:style-name="T11_24"><text:s/></text:span><text:span text:style-name="T11_25">mówię</text:span><text:span text:style-name="T11_26"><text:s/>–<text:s/></text:span><text:span text:style-name="T11_27">bardzo</text:span><text:span text:style-name="T11_28"><text:s/></text:span><text:span text:style-name="T11_29">trudno</text:span><text:span text:style-name="T11_30"><text:s/></text:span><text:span text:style-name="T11_31">jest</text:span><text:span text:style-name="T11_32"><text:s/></text:span><text:span text:style-name="T11_33">napisać</text:span><text:span text:style-name="T11_34"><text:s/></text:span><text:span text:style-name="T11_35">cokolwiek</text:span><text:span text:style-name="T11_36">,<text:s/></text:span><text:span text:style-name="T11_37">jeżeli</text:span><text:span text:style-name="T11_38"><text:s/></text:span><text:span text:style-name="T11_39">ma</text:span><text:span text:style-name="T11_40"><text:s/></text:span><text:span text:style-name="T11_41">się</text:span><text:span text:style-name="T11_42"><text:s/></text:span><text:span text:style-name="T11_43">do</text:span><text:span text:style-name="T11_44"><text:s/></text:span><text:span text:style-name="T11_45">czynienia</text:span><text:span text:style-name="T11_46"><text:s/></text:span><text:span text:style-name="T11_47">z</text:span><text:span text:style-name="T11_48"><text:s/></text:span><text:span text:style-name="T11_49">tekstem</text:span><text:span text:style-name="T11_50">,<text:s/></text:span><text:span text:style-name="T11_51">który</text:span><text:span text:style-name="T11_52"><text:s/></text:span><text:span text:style-name="T11_53">po</text:span><text:span text:style-name="T11_54"><text:s/></text:span><text:span text:style-name="T11_55">prostu</text:span><text:span text:style-name="T11_56"><text:s/></text:span><text:span text:style-name="T11_57">trzeba</text:span><text:span text:style-name="T11_58"><text:s/></text:span><text:span text:style-name="T11_59">przeczytać</text:span><text:span text:style-name="T11_60">,<text:s/></text:span><text:span text:style-name="T11_61">żeby</text:span><text:span text:style-name="T11_62"><text:s/></text:span><text:span text:style-name="T11_63">wiedzieć</text:span><text:span text:style-name="T11_64">,<text:s/></text:span><text:span text:style-name="T11_65">o</text:span><text:span text:style-name="T11_66"><text:s/></text:span><text:span text:style-name="T11_67">co</text:span><text:span text:style-name="T11_68"><text:s/></text:span><text:span text:style-name="T11_69">chodzi</text:span><text:span text:style-name="T11_70">.<text:s/></text:span><text:span text:style-name="T11_71">Nie</text:span><text:span text:style-name="T11_72"><text:s/></text:span><text:span text:style-name="T11_73">znajdziemy</text:span><text:span text:style-name="T11_74"><text:s/></text:span><text:span text:style-name="T11_75">w</text:span><text:span text:style-name="T11_76"><text:s/></text:span><text:span text:style-name="T11_77">nim</text:span><text:span text:style-name="T11_78"><text:s/></text:span><text:span text:style-name="T11_79">karkołomnych</text:span><text:span text:style-name="T11_80"><text:s/></text:span><text:span text:style-name="T11_81">przygód</text:span><text:span text:style-name="T11_82">,<text:s/></text:span><text:span text:style-name="T11_83">nie</text:span><text:span text:style-name="T11_84"><text:s/></text:span><text:span text:style-name="T11_85">ma</text:span><text:span text:style-name="T11_86"><text:s/></text:span><text:span text:style-name="T11_87">mrożącej</text:span><text:span text:style-name="T11_88"><text:s/></text:span><text:span text:style-name="T11_89">krew</text:span><text:span text:style-name="T11_90"><text:s/></text:span><text:span text:style-name="T11_91">w</text:span><text:span text:style-name="T11_92"><text:s/></text:span><text:span text:style-name="T11_93">żyłach</text:span><text:span text:style-name="T11_94"><text:s/></text:span><text:span text:style-name="T11_95">akcji</text:span><text:span text:style-name="T11_96"><text:s/>–<text:s/></text:span><text:span text:style-name="T11_97">dwanaście</text:span><text:span text:style-name="T11_98"><text:s/></text:span><text:span text:style-name="T11_99">stron</text:span><text:span text:style-name="T11_100"><text:s/></text:span><text:span text:style-name="T11_101">opowiadania</text:span><text:span text:style-name="T11_102"><text:s/></text:span><text:span text:style-name="T11_103">wypełniają</text:span><text:span text:style-name="T11_104"><text:s/></text:span><text:span text:style-name="T11_105">przede</text:span><text:span text:style-name="T11_106"><text:s/></text:span><text:span text:style-name="T11_107">wszystkim</text:span><text:span text:style-name="T11_108"><text:s/></text:span><text:span text:style-name="T11_109">dialogi</text:span><text:span text:style-name="T11_110"><text:s/></text:span><text:span text:style-name="T11_111">okraszone</text:span><text:span text:style-name="T11_112"><text:s/></text:span><text:span text:style-name="T11_113">wyjątkowo</text:span><text:span text:style-name="T11_114"><text:s/></text:span><text:span text:style-name="T11_115">małą</text:span><text:span text:style-name="T11_116"><text:s/></text:span><text:span text:style-name="T11_117">ilością</text:span><text:span text:style-name="T11_118"><text:s/></text:span><text:span text:style-name="T11_119">didaskaliów</text:span><text:span text:style-name="T11_120">.<text:s/></text:span><text:span text:style-name="T11_121">Wszystko</text:span><text:span text:style-name="T11_122"><text:s/></text:span><text:span text:style-name="T11_123">owiane</text:span><text:span text:style-name="T11_124"><text:s/></text:span><text:span text:style-name="T11_125">jest</text:span><text:span text:style-name="T11_126"><text:s/></text:span><text:span text:style-name="T11_127">aurą</text:span><text:span text:style-name="T11_128"><text:s/></text:span><text:span text:style-name="T11_129">tajemniczości</text:span><text:span text:style-name="T11_130">,<text:s/></text:span><text:span text:style-name="T11_131">zaś</text:span><text:span text:style-name="T11_132"><text:s/></text:span><text:span text:style-name="T11_133">autorce</text:span><text:span text:style-name="T11_134"><text:s/></text:span><text:span text:style-name="T11_135">udało</text:span><text:span text:style-name="T11_136"><text:s/></text:span><text:span text:style-name="T11_137">się</text:span><text:span text:style-name="T11_138"><text:s/></text:span><text:span text:style-name="T11_139">zbudować</text:span><text:span text:style-name="T11_140"><text:s/></text:span><text:span text:style-name="T11_141">wręcz</text:span><text:span text:style-name="T11_142"><text:s/></text:span><text:span text:style-name="T11_143">fenomenalny</text:span><text:span text:style-name="T11_144"><text:s/></text:span><text:span text:style-name="T11_145">klimat</text:span><text:span text:style-name="T11_146"><text:s/></text:span><text:span text:style-name="T11_147">za</text:span><text:span text:style-name="T11_148"><text:s/></text:span><text:span text:style-name="T11_149">pomocą</text:span><text:span text:style-name="T11_150"><text:s/></text:span><text:span text:style-name="T11_151">prostych</text:span><text:span text:style-name="T11_152"><text:s/></text:span><text:span text:style-name="T11_153">środków</text:span><text:span text:style-name="T11_154">.<text:s/></text:span><text:span text:style-name="T11_155">Styl</text:span><text:span text:style-name="T11_156"><text:s/></text:span><text:span text:style-name="T11_157">jest</text:span><text:span text:style-name="T11_158"><text:s/></text:span><text:span text:style-name="T11_159">niezwykle</text:span><text:span text:style-name="T11_160"><text:s/></text:span><text:span text:style-name="T11_161">bogaty</text:span><text:span text:style-name="T11_162">,<text:s/></text:span><text:span text:style-name="T11_163">poetycki</text:span><text:span text:style-name="T11_164">,<text:s/></text:span><text:span text:style-name="T11_165">wręcz</text:span><text:span text:style-name="T11_166"><text:s/></text:span><text:span text:style-name="T11_167">uduchowiony</text:span><text:span text:style-name="T11_168">,<text:s/></text:span><text:span text:style-name="T11_169">wciąga</text:span><text:span text:style-name="T11_170"><text:s/></text:span><text:span text:style-name="T11_171">i</text:span><text:span text:style-name="T11_172"><text:s/></text:span><text:span text:style-name="T11_173">obłapia</text:span><text:span text:style-name="T11_174">,<text:s/></text:span><text:span text:style-name="T11_175">nie</text:span><text:span text:style-name="T11_176"><text:s/></text:span><text:span text:style-name="T11_177">puszczając</text:span><text:span text:style-name="T11_178"><text:s/></text:span><text:span text:style-name="T11_179">aż</text:span><text:span text:style-name="T11_180"><text:s/></text:span><text:span text:style-name="T11_181">do</text:span><text:span text:style-name="T11_182"><text:s/></text:span><text:span text:style-name="T11_183">ostatniej</text:span><text:span text:style-name="T11_184"><text:s/></text:span><text:span text:style-name="T11_185">kropki</text:span><text:span text:style-name="T11_186">.<text:s/></text:span><text:span text:style-name="T11_187">Jeżeli</text:span><text:span text:style-name="T11_188"><text:s/></text:span><text:span text:style-name="T11_189">ktoś</text:span><text:span text:style-name="T11_190"><text:s/></text:span><text:span text:style-name="T11_191">lubi</text:span><text:span text:style-name="T11_192"><text:s/></text:span><text:span text:style-name="T11_193">takie</text:span><text:span text:style-name="T11_194"><text:s/></text:span><text:span text:style-name="T11_195">nieoczywiste</text:span><text:span text:style-name="T11_196"><text:s/></text:span><text:span text:style-name="T11_197">dzieła</text:span><text:span text:style-name="T11_198">,<text:s/></text:span><text:span text:style-name="T11_199">fanfik</text:span><text:span text:style-name="T11_200"><text:s/></text:span><text:span text:style-name="T11_201">Niki</text:span><text:span text:style-name="T11_202"><text:s/></text:span><text:span text:style-name="T11_203">podpasuje</text:span><text:span text:style-name="T11_204"><text:s/></text:span><text:span text:style-name="T11_205">mu</text:span><text:span text:style-name="T11_206"><text:s/></text:span><text:span text:style-name="T11_207">na</text:span><text:span text:style-name="T11_208"><text:s/></text:span><text:span text:style-name="T11_209">pewno</text:span><text:span text:style-name="T11_210">.</text:span></text:p>
      <text:p text:style-name="P12"/>
      <text:p text:style-name="P13"><text:span text:style-name="T13_1">Na</text:span><text:span text:style-name="T13_2"><text:s/></text:span><text:span text:style-name="T13_3">pochwałę</text:span><text:span text:style-name="T13_4"><text:s/></text:span><text:span text:style-name="T13_5">zasługuje</text:span><text:span text:style-name="T13_6"><text:s/></text:span><text:span text:style-name="T13_7">przede</text:span><text:span text:style-name="T13_8"><text:s/></text:span><text:span text:style-name="T13_9">wszystkim</text:span><text:span text:style-name="T13_10"><text:s/></text:span><text:span text:style-name="T13_11">pomysł</text:span><text:span text:style-name="T13_12">.<text:s/></text:span><text:span text:style-name="T13_13">Napiszę</text:span><text:span text:style-name="T13_14"><text:s/></text:span><text:span text:style-name="T13_15">to</text:span><text:span text:style-name="T13_16"><text:s/></text:span><text:span text:style-name="T13_17">znowu</text:span><text:span text:style-name="T13_18">,<text:s/></text:span><text:span text:style-name="T13_19">ale</text:span><text:span text:style-name="T13_20"><text:s/></text:span><text:span text:style-name="T13_21">cóż</text:span><text:span text:style-name="T13_22">,<text:s/></text:span><text:span text:style-name="T13_23">taka</text:span><text:span text:style-name="T13_24"><text:s/></text:span><text:span text:style-name="T13_25">jest</text:span><text:span text:style-name="T13_26"><text:s/></text:span><text:span text:style-name="T13_27">prawda</text:span><text:span text:style-name="T13_28"><text:s/>–<text:s/></text:span><text:span text:style-name="T13_29">żeby</text:span><text:span text:style-name="T13_30"><text:s/></text:span><text:span text:style-name="T13_31">go</text:span><text:span text:style-name="T13_32"><text:s/></text:span><text:span text:style-name="T13_33">w</text:span><text:span text:style-name="T13_34"><text:s/></text:span><text:span text:style-name="T13_35">pełni</text:span><text:span text:style-name="T13_36"><text:s/></text:span><text:span text:style-name="T13_37">docenić</text:span><text:span text:style-name="T13_38">,<text:s/></text:span><text:span text:style-name="T13_39">koniecznie</text:span><text:span text:style-name="T13_40"><text:s/></text:span><text:span text:style-name="T13_41">trzeba</text:span><text:span text:style-name="T13_42"><text:s/></text:span><text:span text:style-name="T13_43">przeczytać</text:span><text:span text:style-name="T13_44"><text:s/></text:span><text:span text:style-name="T13_45">tekst</text:span><text:span text:style-name="T13_46"><text:s/></text:span><text:span text:style-name="T13_47">w</text:span><text:span text:style-name="T13_48"><text:s/></text:span><text:span text:style-name="T13_49">całości</text:span><text:span text:style-name="T13_50">.<text:s/></text:span><text:span text:style-name="T13_51">Kiedy</text:span><text:span text:style-name="T13_52"><text:s/></text:span><text:span text:style-name="T13_53">do</text:span><text:span text:style-name="T13_54"><text:s/></text:span><text:span text:style-name="T13_55">czytelnika</text:span><text:span text:style-name="T13_56"><text:s/></text:span><text:span text:style-name="T13_57">dotrze</text:span><text:span text:style-name="T13_58"><text:s/></text:span><text:span text:style-name="T13_59">wreszcie</text:span><text:span text:style-name="T13_60">,<text:s/></text:span><text:span text:style-name="T13_61">co</text:span><text:span text:style-name="T13_62"><text:s/></text:span><text:span text:style-name="T13_63">się</text:span><text:span text:style-name="T13_64"><text:s/></text:span><text:span text:style-name="T13_65">wydarzyło</text:span><text:span text:style-name="T13_66">,<text:s/></text:span><text:span text:style-name="T13_67">poczuje</text:span><text:span text:style-name="T13_68"><text:s/></text:span><text:span text:style-name="T13_69">się</text:span><text:span text:style-name="T13_70"><text:s/></text:span><text:span text:style-name="T13_71">dziwnie</text:span><text:span text:style-name="T13_72">,<text:s/></text:span><text:span text:style-name="T13_73">bo</text:span><text:span text:style-name="T13_74"><text:s/></text:span><text:span text:style-name="T13_75">to</text:span><text:span text:style-name="T13_76">,<text:s/></text:span><text:span text:style-name="T13_77">co</text:span><text:span text:style-name="T13_78"><text:s/></text:span><text:span text:style-name="T13_79">wymyśliła</text:span><text:span text:style-name="T13_80"><text:s/></text:span><text:span text:style-name="T13_81">Nika</text:span><text:span text:style-name="T13_82"><text:s/></text:span><text:span text:style-name="T13_83">pasuje</text:span><text:span text:style-name="T13_84"><text:s/></text:span><text:span text:style-name="T13_85">do</text:span><text:span text:style-name="T13_86"><text:s/></text:span><text:span text:style-name="T13_87">tych</text:span><text:span text:style-name="T13_88"><text:s/></text:span><text:span text:style-name="T13_89">konkretnych</text:span><text:span text:style-name="T13_90"><text:s/></text:span><text:span text:style-name="T13_91">bohaterów</text:span><text:span text:style-name="T13_92"><text:s/></text:span><text:span text:style-name="T13_93">tak</text:span><text:span text:style-name="T13_94"><text:s/></text:span><text:span text:style-name="T13_95">bardzo</text:span><text:span text:style-name="T13_96">,<text:s/></text:span><text:span text:style-name="T13_97">jak</text:span><text:span text:style-name="T13_98"><text:s/></text:span><text:span text:style-name="T13_99">to</text:span><text:span text:style-name="T13_100"><text:s/></text:span><text:span text:style-name="T13_101">tylko</text:span><text:span text:style-name="T13_102"><text:s/></text:span><text:span text:style-name="T13_103">możliwe</text:span><text:span text:style-name="T13_104">.<text:s/></text:span><text:span text:style-name="T13_105">Autorka</text:span><text:span text:style-name="T13_106"><text:s/></text:span><text:span text:style-name="T13_107">posłużyła</text:span><text:span text:style-name="T13_108"><text:s/></text:span><text:span text:style-name="T13_109">się</text:span><text:span text:style-name="T13_110"><text:s/></text:span><text:span text:style-name="T13_111">rozwiązaniem</text:span><text:span text:style-name="T13_112"><text:s/></text:span><text:span text:style-name="T13_113">wręcz</text:span><text:span text:style-name="T13_114"><text:s/></text:span><text:span text:style-name="T13_115">oczywistym</text:span><text:span text:style-name="T13_116">,<text:s/></text:span><text:span text:style-name="T13_117">na</text:span><text:span text:style-name="T13_118"><text:s/></text:span><text:span text:style-name="T13_119">które</text:span><text:span text:style-name="T13_120"><text:s/></text:span><text:span text:style-name="T13_121">jednak</text:span><text:span text:style-name="T13_122"><text:s/></text:span><text:span text:style-name="T13_123">nikt</text:span><text:span text:style-name="T13_124"><text:s/></text:span><text:span text:style-name="T13_125">o</text:span><text:span text:style-name="T13_126"><text:s/></text:span><text:span text:style-name="T13_127">zdrowych</text:span><text:span text:style-name="T13_128"><text:s/></text:span><text:span text:style-name="T13_129">zmysłach</text:span><text:span text:style-name="T13_130"><text:s/></text:span><text:span text:style-name="T13_131">by</text:span><text:span text:style-name="T13_132"><text:s/></text:span><text:span text:style-name="T13_133">nie</text:span><text:span text:style-name="T13_134"><text:s/></text:span><text:span text:style-name="T13_135">wpadł</text:span><text:span text:style-name="T13_136">.<text:s/></text:span><text:span text:style-name="T13_137">Po</text:span><text:span text:style-name="T13_138"><text:s/></text:span><text:span text:style-name="T13_139">lekturze</text:span><text:span text:style-name="T13_140"><text:s/></text:span><text:span text:style-name="T13_141">każdy</text:span><text:span text:style-name="T13_142"><text:s/></text:span><text:span text:style-name="T13_143">palnie</text:span><text:span text:style-name="T13_144"><text:s/></text:span><text:span text:style-name="T13_145">się</text:span><text:span text:style-name="T13_146"><text:s/></text:span><text:span text:style-name="T13_147">ręką</text:span><text:span text:style-name="T13_148"><text:s/></text:span><text:span text:style-name="T13_149">w</text:span><text:span text:style-name="T13_150"><text:s/></text:span><text:span text:style-name="T13_151">czoło</text:span><text:span text:style-name="T13_152">,<text:s/></text:span><text:span text:style-name="T13_153">myśląc</text:span><text:span text:style-name="T13_154">,<text:s/></text:span><text:span text:style-name="T13_155">że</text:span><text:span text:style-name="T13_156"><text:s/></text:span><text:span text:style-name="T13_157">tak</text:span><text:span text:style-name="T13_158">,<text:s/></text:span><text:span text:style-name="T13_159">ta</text:span><text:span text:style-name="T13_160"><text:s/></text:span><text:span text:style-name="T13_161">wizja</text:span><text:span text:style-name="T13_162">,<text:s/></text:span><text:span text:style-name="T13_163">mimo</text:span><text:span text:style-name="T13_164"><text:s/></text:span><text:span text:style-name="T13_165">swojej</text:span><text:span text:style-name="T13_166"><text:s/></text:span><text:span text:style-name="T13_167">dziwaczności</text:span><text:span text:style-name="T13_168">,<text:s/></text:span><text:span text:style-name="T13_169">naprawdę</text:span><text:span text:style-name="T13_170"><text:s/></text:span><text:span text:style-name="T13_171">ma</text:span><text:span text:style-name="T13_172"><text:s/></text:span><text:span text:style-name="T13_173">sens</text:span><text:span text:style-name="T13_174">.</text:span></text:p>
      <text:p text:style-name="P14"/>
      <text:p text:style-name="P15"><text:span text:style-name="T15_1">Autorka</text:span><text:span text:style-name="T15_2"><text:s/></text:span><text:span text:style-name="T15_3">idealnie</text:span><text:span text:style-name="T15_4"><text:s/></text:span><text:span text:style-name="T15_5">oddała</text:span><text:span text:style-name="T15_6"><text:s/></text:span><text:span text:style-name="T15_7">charakter</text:span><text:span text:style-name="T15_8"><text:s/></text:span><text:span text:style-name="T15_9">bohaterów</text:span><text:span text:style-name="T15_10">.<text:s/></text:span><text:span text:style-name="T15_11">Zostali</text:span><text:span text:style-name="T15_12"><text:s/></text:span><text:span text:style-name="T15_13">oni</text:span><text:span text:style-name="T15_14"><text:s/></text:span><text:span text:style-name="T15_15">wprowadzeni</text:span><text:span text:style-name="T15_16"><text:s/></text:span><text:span text:style-name="T15_17">do</text:span><text:span text:style-name="T15_18"><text:s/></text:span><text:span text:style-name="T15_19">fabuły</text:span><text:span text:style-name="T15_20"><text:s/></text:span><text:span text:style-name="T15_21">w</text:span><text:span text:style-name="T15_22"><text:s/></text:span><text:span text:style-name="T15_23">sposób</text:span><text:span text:style-name="T15_24"><text:s/></text:span><text:span text:style-name="T15_25">może</text:span><text:span text:style-name="T15_26"><text:s/></text:span><text:span text:style-name="T15_27">nie</text:span><text:span text:style-name="T15_28"><text:s/></text:span><text:span text:style-name="T15_29">oryginalny</text:span><text:span text:style-name="T15_30">,<text:s/></text:span><text:span text:style-name="T15_31">ale</text:span><text:span text:style-name="T15_32"><text:s/></text:span><text:span text:style-name="T15_33">na</text:span><text:span text:style-name="T15_34"><text:s/></text:span><text:span text:style-name="T15_35">pewno</text:span><text:span text:style-name="T15_36"><text:s/></text:span><text:span text:style-name="T15_37">pomysłowy</text:span><text:span text:style-name="T15_38"><text:s/>–<text:s/></text:span><text:span text:style-name="T15_39">Nika</text:span><text:span text:style-name="T15_40"><text:s/></text:span><text:span text:style-name="T15_41">do</text:span><text:span text:style-name="T15_42"><text:s/></text:span><text:span text:style-name="T15_43">samego</text:span><text:span text:style-name="T15_44"><text:s/></text:span><text:span text:style-name="T15_45">końca</text:span><text:span text:style-name="T15_46"><text:s/></text:span><text:span text:style-name="T15_47">nie</text:span><text:span text:style-name="T15_48"><text:s/></text:span><text:span text:style-name="T15_49">zdradza</text:span><text:span text:style-name="T15_50"><text:s/></text:span><text:span text:style-name="T15_51">ich</text:span><text:span text:style-name="T15_52"><text:s/></text:span><text:span text:style-name="T15_53">tożsamości</text:span><text:span text:style-name="T15_54">.<text:s/></text:span><text:span text:style-name="T15_55">To</text:span><text:span text:style-name="T15_56"><text:s/></text:span><text:span text:style-name="T15_57">właśnie</text:span><text:span text:style-name="T15_58"><text:s/></text:span><text:span text:style-name="T15_59">dlatego</text:span><text:span text:style-name="T15_60"><text:s/></text:span><text:span text:style-name="T15_61">w</text:span><text:span text:style-name="T15_62"><text:s/></text:span><text:span text:style-name="T15_63">jednym</text:span><text:span text:style-name="T15_64"><text:s/></text:span><text:span text:style-name="T15_65">z</text:span><text:span text:style-name="T15_66"><text:s/></text:span><text:span text:style-name="T15_67">powyższych</text:span><text:span text:style-name="T15_68"><text:s/></text:span><text:span text:style-name="T15_69">akapitów</text:span><text:span text:style-name="T15_70"><text:s/></text:span><text:span text:style-name="T15_71">użyłam</text:span><text:span text:style-name="T15_72"><text:s/></text:span><text:span text:style-name="T15_73">określenia</text:span><text:span text:style-name="T15_74"><text:s/>„</text:span><text:span text:style-name="T15_75">istota</text:span><text:span text:style-name="T15_76">”<text:s/>–<text:s/></text:span><text:span text:style-name="T15_77">autorka</text:span><text:span text:style-name="T15_78"><text:s/></text:span><text:span text:style-name="T15_79">nie</text:span><text:span text:style-name="T15_80"><text:s/></text:span><text:span text:style-name="T15_81">mówi</text:span><text:span text:style-name="T15_82"><text:s/></text:span><text:span text:style-name="T15_83">nawet</text:span><text:span text:style-name="T15_84">,<text:s/></text:span><text:span text:style-name="T15_85">jakieś</text:span><text:span text:style-name="T15_86"><text:s/></text:span><text:span text:style-name="T15_87">płci</text:span><text:span text:style-name="T15_88"><text:s/></text:span><text:span text:style-name="T15_89">są</text:span><text:span text:style-name="T15_90"><text:s/></text:span><text:span text:style-name="T15_91">wszyscy</text:span><text:span text:style-name="T15_92"><text:s/></text:span><text:span text:style-name="T15_93">konwersujący</text:span><text:span text:style-name="T15_94">.<text:s/></text:span><text:span text:style-name="T15_95">To</text:span><text:span text:style-name="T15_96"><text:s/></text:span><text:span text:style-name="T15_97">oczywiście</text:span><text:span text:style-name="T15_98"><text:s/></text:span><text:span text:style-name="T15_99">mocno</text:span><text:span text:style-name="T15_100"><text:s/></text:span><text:span text:style-name="T15_101">utrudnia</text:span><text:span text:style-name="T15_102"><text:s/></text:span><text:span text:style-name="T15_103">prowadzenie</text:span><text:span text:style-name="T15_104"><text:s/></text:span><text:span text:style-name="T15_105">narracji</text:span><text:span text:style-name="T15_106"><text:s/>–<text:s/></text:span><text:span text:style-name="T15_107">jednym</text:span><text:span text:style-name="T15_108"><text:s/></text:span><text:span text:style-name="T15_109">z</text:span><text:span text:style-name="T15_110"><text:s/></text:span><text:span text:style-name="T15_111">głównym</text:span><text:span text:style-name="T15_112"><text:s/></text:span><text:span text:style-name="T15_113">mankamentów</text:span><text:span text:style-name="T15_114"><text:s/></text:span><text:span text:style-name="T15_115">opowiadania</text:span><text:span text:style-name="T15_116"><text:s/></text:span><text:span text:style-name="T15_117">jest</text:span><text:span text:style-name="T15_118"><text:s/></text:span><text:span text:style-name="T15_119">to</text:span><text:span text:style-name="T15_120">,<text:s/></text:span><text:span text:style-name="T15_121">że</text:span><text:span text:style-name="T15_122"><text:s/></text:span><text:span text:style-name="T15_123">ciężko</text:span><text:span text:style-name="T15_124"><text:s/></text:span><text:span text:style-name="T15_125">połapać</text:span><text:span text:style-name="T15_126"><text:s/></text:span><text:span text:style-name="T15_127">się</text:span><text:span text:style-name="T15_128"><text:s/></text:span><text:span text:style-name="T15_129">w</text:span><text:span text:style-name="T15_130"><text:s/></text:span><text:span text:style-name="T15_131">dialogach</text:span><text:span text:style-name="T15_132">,<text:s/></text:span><text:span text:style-name="T15_133">bo</text:span><text:span text:style-name="T15_134"><text:s/></text:span><text:span text:style-name="T15_135">autorka</text:span><text:span text:style-name="T15_136"><text:s/></text:span><text:span text:style-name="T15_137">używa</text:span><text:span text:style-name="T15_138"><text:s/></text:span><text:span text:style-name="T15_139">niekoniecznie</text:span><text:span text:style-name="T15_140"><text:s/></text:span><text:span text:style-name="T15_141">prawidłowych</text:span><text:span text:style-name="T15_142"><text:s/></text:span><text:span text:style-name="T15_143">form</text:span><text:span text:style-name="T15_144"><text:s/></text:span><text:span text:style-name="T15_145">w</text:span><text:span text:style-name="T15_146"><text:s/></text:span><text:span text:style-name="T15_147">odpowiednich</text:span><text:span text:style-name="T15_148"><text:s/></text:span><text:span text:style-name="T15_149">miejscach</text:span><text:span text:style-name="T15_150"><text:s/>(</text:span><text:span text:style-name="T15_151">o</text:span><text:span text:style-name="T15_152"><text:s/></text:span><text:span text:style-name="T15_153">czym</text:span><text:span text:style-name="T15_154"><text:s/></text:span><text:span text:style-name="T15_155">przekonujemy</text:span><text:span text:style-name="T15_156"><text:s/></text:span><text:span text:style-name="T15_157">się</text:span><text:span text:style-name="T15_158"><text:s/></text:span><text:span text:style-name="T15_159">dopiero</text:span><text:span text:style-name="T15_160">,<text:s/></text:span><text:span text:style-name="T15_161">gdy</text:span><text:span text:style-name="T15_162"><text:s/></text:span><text:span text:style-name="T15_163">skończymy</text:span><text:span text:style-name="T15_164"><text:s/></text:span><text:span text:style-name="T15_165">czytać</text:span><text:span text:style-name="T15_166"><text:s/></text:span><text:span text:style-name="T15_167">całość</text:span><text:span text:style-name="T15_168">).<text:s/></text:span><text:span text:style-name="T15_169">Trzeba</text:span><text:span text:style-name="T15_170"><text:s/></text:span><text:span text:style-name="T15_171">przyznać</text:span><text:span text:style-name="T15_172">,<text:s/></text:span><text:span text:style-name="T15_173">że</text:span><text:span text:style-name="T15_174"><text:s/></text:span><text:span text:style-name="T15_175">Nika</text:span><text:span text:style-name="T15_176"><text:s/></text:span><text:span text:style-name="T15_177">nie</text:span><text:span text:style-name="T15_178"><text:s/></text:span><text:span text:style-name="T15_179">poradziła</text:span><text:span text:style-name="T15_180"><text:s/></text:span><text:span text:style-name="T15_181">sobie</text:span><text:span text:style-name="T15_182"><text:s/></text:span><text:span text:style-name="T15_183">z</text:span><text:span text:style-name="T15_184"><text:s/></text:span><text:span text:style-name="T15_185">tym</text:span><text:span text:style-name="T15_186"><text:s/></text:span><text:span text:style-name="T15_187">zbyt</text:span><text:span text:style-name="T15_188"><text:s/></text:span><text:span text:style-name="T15_189">dobrze</text:span><text:span text:style-name="T15_190">,<text:s/></text:span><text:span text:style-name="T15_191">ale</text:span><text:span text:style-name="T15_192"><text:s/></text:span><text:span text:style-name="T15_193">nie</text:span><text:span text:style-name="T15_194"><text:s/></text:span><text:span text:style-name="T15_195">ma</text:span><text:span text:style-name="T15_196"><text:s/></text:span><text:span text:style-name="T15_197">się</text:span><text:span text:style-name="T15_198"><text:s/></text:span><text:span text:style-name="T15_199">co</text:span><text:span text:style-name="T15_200"><text:s/></text:span><text:span text:style-name="T15_201">dziwić</text:span><text:span text:style-name="T15_202">,<text:s/></text:span><text:span text:style-name="T15_203">napisanie</text:span><text:span text:style-name="T15_204"><text:s/></text:span><text:span text:style-name="T15_205">tekstu</text:span><text:span text:style-name="T15_206">,<text:s/></text:span><text:span text:style-name="T15_207">w</text:span><text:span text:style-name="T15_208"><text:s/></text:span><text:span text:style-name="T15_209">którym</text:span><text:span text:style-name="T15_210"><text:s/></text:span><text:span text:style-name="T15_211">nie</text:span><text:span text:style-name="T15_212"><text:s/></text:span><text:span text:style-name="T15_213">ma</text:span><text:span text:style-name="T15_214"><text:s/></text:span><text:span text:style-name="T15_215">imion</text:span><text:span text:style-name="T15_216">,<text:s/></text:span><text:span text:style-name="T15_217">bo</text:span><text:span text:style-name="T15_218"><text:s/></text:span><text:span text:style-name="T15_219">nie</text:span><text:span text:style-name="T15_220"><text:s/></text:span><text:span text:style-name="T15_221">może</text:span><text:span text:style-name="T15_222"><text:s/></text:span><text:span text:style-name="T15_223">ich</text:span><text:span text:style-name="T15_224"><text:s/></text:span><text:span text:style-name="T15_225">być</text:span><text:span text:style-name="T15_226">,<text:s/></text:span><text:span text:style-name="T15_227">jest</text:span><text:span text:style-name="T15_228"><text:s/></text:span><text:span text:style-name="T15_229">zadaniem</text:span><text:span text:style-name="T15_230"><text:s/></text:span><text:span text:style-name="T15_231">ekstremalnie</text:span><text:span text:style-name="T15_232"><text:s/></text:span><text:span text:style-name="T15_233">trudnym</text:span><text:span text:style-name="T15_234"><text:s/></text:span><text:span text:style-name="T15_235">i</text:span><text:span text:style-name="T15_236"><text:s/></text:span><text:span text:style-name="T15_237">jeśli</text:span><text:span text:style-name="T15_238"><text:s/></text:span><text:span text:style-name="T15_239">przymknąć</text:span><text:span text:style-name="T15_240"><text:s/></text:span><text:span text:style-name="T15_241">oko</text:span><text:span text:style-name="T15_242"><text:s/></text:span><text:span text:style-name="T15_243">na</text:span><text:span text:style-name="T15_244"><text:s/></text:span><text:span text:style-name="T15_245">niektóre</text:span><text:span text:style-name="T15_246"><text:s/></text:span><text:span text:style-name="T15_247">niedoróbki</text:span><text:span text:style-name="T15_248">,<text:s/></text:span><text:span text:style-name="T15_249">można</text:span><text:span text:style-name="T15_250"><text:s/></text:span><text:span text:style-name="T15_251">by</text:span><text:span text:style-name="T15_252"><text:s/></text:span><text:span text:style-name="T15_253">uznać</text:span><text:span text:style-name="T15_254"><text:s/></text:span><text:span text:style-name="T15_255">łaskawie</text:span><text:span text:style-name="T15_256">,<text:s/></text:span><text:span text:style-name="T15_257">że</text:span><text:span text:style-name="T15_258"><text:s/></text:span><text:span text:style-name="T15_259">mogło</text:span><text:span text:style-name="T15_260"><text:s/></text:span><text:span text:style-name="T15_261">być</text:span><text:span text:style-name="T15_262"><text:s/></text:span><text:span text:style-name="T15_263">gorzej</text:span><text:span text:style-name="T15_264"><text:s/>(</text:span><text:span text:style-name="T15_265">bo</text:span><text:span text:style-name="T15_266"><text:s/></text:span><text:span text:style-name="T15_267">mogło</text:span><text:span text:style-name="T15_268">).</text:span></text:p>
      <text:p text:style-name="P16"/>
      <text:p text:style-name="P17"><text:span text:style-name="T17_1">Niezwykły</text:span><text:span text:style-name="T17_2"><text:s/></text:span><text:span text:style-name="T17_3">styl</text:span><text:span text:style-name="T17_4"><text:s/></text:span><text:span text:style-name="T17_5">tworzony</text:span><text:span text:style-name="T17_6"><text:s/></text:span><text:span text:style-name="T17_7">przez</text:span><text:span text:style-name="T17_8"><text:s/></text:span><text:span text:style-name="T17_9">urwane</text:span><text:span text:style-name="T17_10"><text:s/></text:span><text:span text:style-name="T17_11">zdania</text:span><text:span text:style-name="T17_12">,<text:s/></text:span><text:span text:style-name="T17_13">poszarpaną</text:span><text:span text:style-name="T17_14"><text:s/></text:span><text:span text:style-name="T17_15">narrację</text:span><text:span text:style-name="T17_16">,<text:s/></text:span><text:span text:style-name="T17_17">liczne</text:span><text:span text:style-name="T17_18"><text:s/></text:span><text:span text:style-name="T17_19">poetyckie</text:span><text:span text:style-name="T17_20"><text:s/></text:span><text:span text:style-name="T17_21">wstawki</text:span><text:span text:style-name="T17_22"><text:s/></text:span><text:span text:style-name="T17_23">i</text:span><text:span text:style-name="T17_24"><text:s/></text:span><text:span text:style-name="T17_25">głębokie</text:span><text:span text:style-name="T17_26"><text:s/></text:span><text:span text:style-name="T17_27">przemyślenia</text:span><text:span text:style-name="T17_28"><text:s/></text:span><text:span text:style-name="T17_29">bohaterów</text:span><text:span text:style-name="T17_30"><text:s/></text:span><text:span text:style-name="T17_31">składają</text:span><text:span text:style-name="T17_32"><text:s/></text:span><text:span text:style-name="T17_33">się</text:span><text:span text:style-name="T17_34"><text:s/></text:span><text:span text:style-name="T17_35">na</text:span><text:span text:style-name="T17_36"><text:s/></text:span><text:span text:style-name="T17_37">niesamowity</text:span><text:span text:style-name="T17_38">,<text:s/></text:span><text:span text:style-name="T17_39">oniryczny</text:span><text:span text:style-name="T17_40"><text:s/></text:span><text:span text:style-name="T17_41">klimat</text:span><text:span text:style-name="T17_42"><text:s/></text:span><text:span text:style-name="T17_43">przywodzący</text:span><text:span text:style-name="T17_44"><text:s/></text:span><text:span text:style-name="T17_45">na</text:span><text:span text:style-name="T17_46"><text:s/></text:span><text:span text:style-name="T17_47">myśl</text:span><text:span text:style-name="T17_48"><text:s/></text:span><text:span text:style-name="T17_49">baśń</text:span><text:span text:style-name="T17_50"><text:s/></text:span><text:span text:style-name="T17_51">albo</text:span><text:span text:style-name="T17_52"><text:s/></text:span><text:span text:style-name="T17_53">sen</text:span><text:span text:style-name="T17_54">.<text:s/></text:span><text:span text:style-name="T17_55">Oba</text:span><text:span text:style-name="T17_56"><text:s/></text:span><text:span text:style-name="T17_57">te</text:span><text:span text:style-name="T17_58"><text:s/></text:span><text:span text:style-name="T17_59">określenia</text:span><text:span text:style-name="T17_60"><text:s/></text:span><text:span text:style-name="T17_61">pasują</text:span><text:span text:style-name="T17_62"><text:s/></text:span><text:span text:style-name="T17_63">zresztą</text:span><text:span text:style-name="T17_64"><text:s/></text:span><text:span text:style-name="T17_65">idealnie</text:span><text:span text:style-name="T17_66"><text:s/></text:span><text:span text:style-name="T17_67">do</text:span><text:span text:style-name="T17_68"><text:s/></text:span><text:span text:style-name="T17_69">tekstu</text:span><text:span text:style-name="T17_70"><text:s/>–<text:s/></text:span><text:span text:style-name="T17_71">początkowo</text:span><text:span text:style-name="T17_72"><text:s/></text:span><text:span text:style-name="T17_73">trudno</text:span><text:span text:style-name="T17_74"><text:s/></text:span><text:span text:style-name="T17_75">się</text:span><text:span text:style-name="T17_76"><text:s/></text:span><text:span text:style-name="T17_77">połapać</text:span><text:span text:style-name="T17_78">,<text:s/></text:span><text:span text:style-name="T17_79">o</text:span><text:span text:style-name="T17_80"><text:s/></text:span><text:span text:style-name="T17_81">co</text:span><text:span text:style-name="T17_82"><text:s/></text:span><text:span text:style-name="T17_83">chodzi</text:span><text:span text:style-name="T17_84">,<text:s/></text:span><text:span text:style-name="T17_85">potem</text:span><text:span text:style-name="T17_86"><text:s/></text:span><text:span text:style-name="T17_87">czytelnik</text:span><text:span text:style-name="T17_88"><text:s/></text:span><text:span text:style-name="T17_89">powoli</text:span><text:span text:style-name="T17_90">,<text:s/></text:span><text:span text:style-name="T17_91">akapit</text:span><text:span text:style-name="T17_92"><text:s/></text:span><text:span text:style-name="T17_93">po</text:span><text:span text:style-name="T17_94"><text:s/></text:span><text:span text:style-name="T17_95">akapicie</text:span><text:span text:style-name="T17_96"><text:s/></text:span><text:span text:style-name="T17_97">poznaje</text:span><text:span text:style-name="T17_98"><text:s/></text:span><text:span text:style-name="T17_99">mroczną</text:span><text:span text:style-name="T17_100"><text:s/></text:span><text:span text:style-name="T17_101">tajemnicę</text:span><text:span text:style-name="T17_102">,<text:s/></text:span><text:span text:style-name="T17_103">a</text:span><text:span text:style-name="T17_104"><text:s/></text:span><text:span text:style-name="T17_105">na</text:span><text:span text:style-name="T17_106"><text:s/></text:span><text:span text:style-name="T17_107">sam</text:span><text:span text:style-name="T17_108"><text:s/></text:span><text:span text:style-name="T17_109">koniec</text:span><text:span text:style-name="T17_110"><text:s/></text:span><text:span text:style-name="T17_111">autorka</text:span><text:span text:style-name="T17_112"><text:s/></text:span><text:span text:style-name="T17_113">wali</text:span><text:span text:style-name="T17_114"><text:s/></text:span><text:span text:style-name="T17_115">go</text:span><text:span text:style-name="T17_116"><text:s/></text:span><text:span text:style-name="T17_117">w</text:span><text:span text:style-name="T17_118"><text:s/></text:span><text:span text:style-name="T17_119">głowę</text:span><text:span text:style-name="T17_120"><text:s/></text:span><text:span text:style-name="T17_121">rozwiązaniem</text:span><text:span text:style-name="T17_122"><text:s/></text:span><text:span text:style-name="T17_123">niczym</text:span><text:span text:style-name="T17_124"><text:s/></text:span><text:span text:style-name="T17_125">obuchem</text:span><text:span text:style-name="T17_126">.<text:s/></text:span><text:span text:style-name="T17_127">W</text:span><text:span text:style-name="T17_128"><text:s/></text:span><text:span text:style-name="T17_129">komentarzach</text:span><text:span text:style-name="T17_130"><text:s/></text:span><text:span text:style-name="T17_131">do</text:span><text:span text:style-name="T17_132"><text:s/></text:span><text:span text:style-name="T17_133">tekstu</text:span><text:span text:style-name="T17_134"><text:s/></text:span><text:span text:style-name="T17_135">przewijało</text:span><text:span text:style-name="T17_136"><text:s/></text:span><text:span text:style-name="T17_137">się</text:span><text:span text:style-name="T17_138"><text:s/></text:span><text:span text:style-name="T17_139">non</text:span><text:span text:style-name="T17_140"><text:s/></text:span><text:span text:style-name="T17_141">stop</text:span><text:span text:style-name="T17_142"><text:s/></text:span><text:span text:style-name="T17_143">słowo</text:span><text:span text:style-name="T17_144">:<text:s/>„</text:span><text:span text:style-name="T17_145">chaos</text:span><text:span text:style-name="T17_146">”.<text:s/></text:span><text:span text:style-name="T17_147">To</text:span><text:span text:style-name="T17_148"><text:s/></text:span><text:span text:style-name="T17_149">prawda</text:span><text:span text:style-name="T17_150"><text:s/>–<text:s/></text:span><text:span text:style-name="T17_151">jest</text:span><text:span text:style-name="T17_152"><text:s/></text:span><text:span text:style-name="T17_153">on</text:span><text:span text:style-name="T17_154"><text:s/></text:span><text:span text:style-name="T17_155">chaotyczny</text:span><text:span text:style-name="T17_156">,<text:s/></text:span><text:span text:style-name="T17_157">ale</text:span><text:span text:style-name="T17_158"><text:s/></text:span><text:span text:style-name="T17_159">nie</text:span><text:span text:style-name="T17_160"><text:s/></text:span><text:span text:style-name="T17_161">w</text:span><text:span text:style-name="T17_162"><text:s/></text:span><text:span text:style-name="T17_163">sposób</text:span><text:span text:style-name="T17_164"><text:s/></text:span><text:span text:style-name="T17_165">negatywny</text:span><text:span text:style-name="T17_166">.<text:s/></text:span><text:span text:style-name="T17_167">Tutaj</text:span><text:span text:style-name="T17_168"><text:s/></text:span><text:span text:style-name="T17_169">ten</text:span><text:span text:style-name="T17_170"><text:s/></text:span><text:span text:style-name="T17_171">chaos</text:span><text:span text:style-name="T17_172">,<text:s/></text:span><text:span text:style-name="T17_173">to</text:span><text:span text:style-name="T17_174"><text:s/></text:span><text:span text:style-name="T17_175">zaplątanie</text:span><text:span text:style-name="T17_176"><text:s/></text:span><text:span text:style-name="T17_177">jest</text:span><text:span text:style-name="T17_178"><text:s/></text:span><text:span text:style-name="T17_179">jak</text:span><text:span text:style-name="T17_180"><text:s/></text:span><text:span text:style-name="T17_181">najbardziej</text:span><text:span text:style-name="T17_182"><text:s/></text:span><text:span text:style-name="T17_183">na</text:span><text:span text:style-name="T17_184"><text:s/></text:span><text:span text:style-name="T17_185">miejscu</text:span><text:span text:style-name="T17_186">.<text:s/></text:span><text:span text:style-name="T17_187">Dlaczego</text:span><text:span text:style-name="T17_188">?<text:s/></text:span><text:span text:style-name="T17_189">Ze</text:span><text:span text:style-name="T17_190"><text:s/></text:span><text:span text:style-name="T17_191">względu</text:span><text:span text:style-name="T17_192"><text:s/></text:span><text:span text:style-name="T17_193">na</text:span><text:span text:style-name="T17_194"><text:s/></text:span><text:span text:style-name="T17_195">główną</text:span><text:span text:style-name="T17_196"><text:s/></text:span><text:span text:style-name="T17_197">postać</text:span><text:span text:style-name="T17_198">,<text:s/></text:span><text:span text:style-name="T17_199">na</text:span><text:span text:style-name="T17_200"><text:s/></text:span><text:span text:style-name="T17_201">to</text:span><text:span text:style-name="T17_202">,<text:s/></text:span><text:span text:style-name="T17_203">kim</text:span><text:span text:style-name="T17_204"><text:s/></text:span><text:span text:style-name="T17_205">jest</text:span><text:span text:style-name="T17_206">…<text:s/></text:span><text:span text:style-name="T17_207">ale</text:span><text:span text:style-name="T17_208"><text:s/></text:span><text:span text:style-name="T17_209">żeby</text:span><text:span text:style-name="T17_210"><text:s/></text:span><text:span text:style-name="T17_211">się</text:span><text:span text:style-name="T17_212"><text:s/></text:span><text:span text:style-name="T17_213">dowiedzieć</text:span><text:span text:style-name="T17_214"><text:s/></text:span><text:span text:style-name="T17_215">więcej</text:span><text:span text:style-name="T17_216">,<text:s/></text:span><text:span text:style-name="T17_217">przykro</text:span><text:span text:style-name="T17_218"><text:s/></text:span><text:span text:style-name="T17_219">mi</text:span><text:span text:style-name="T17_220">,<text:s/></text:span><text:span text:style-name="T17_221">trzeba</text:span><text:span text:style-name="T17_222"><text:s/></text:span><text:span text:style-name="T17_223">przeczytać</text:span><text:span text:style-name="T17_224">.</text:span></text:p>
      <text:p text:style-name="P18"/>
      <text:p text:style-name="P19"><text:span text:style-name="T19_1">Kilka</text:span><text:span text:style-name="T19_2"><text:s/></text:span><text:span text:style-name="T19_3">słów</text:span><text:span text:style-name="T19_4"><text:s/></text:span><text:span text:style-name="T19_5">o</text:span><text:span text:style-name="T19_6"><text:s/></text:span><text:span text:style-name="T19_7">bohaterach</text:span><text:span text:style-name="T19_8">…<text:s/></text:span><text:span text:style-name="T19_9">W</text:span><text:span text:style-name="T19_10"><text:s/></text:span><text:span text:style-name="T19_11">tekście</text:span><text:span text:style-name="T19_12"><text:s/></text:span><text:span text:style-name="T19_13">występują</text:span><text:span text:style-name="T19_14"><text:s/></text:span><text:span text:style-name="T19_15">we</text:span><text:span text:style-name="T19_16"><text:s/></text:span><text:span text:style-name="T19_17">dwójkę</text:span><text:span text:style-name="T19_18"><text:s/></text:span><text:span text:style-name="T19_19">i</text:span><text:span text:style-name="T19_20"><text:s/></text:span><text:span text:style-name="T19_21">uzupełniają</text:span><text:span text:style-name="T19_22"><text:s/></text:span><text:span text:style-name="T19_23">się</text:span><text:span text:style-name="T19_24"><text:s/></text:span><text:span text:style-name="T19_25">idealnie</text:span><text:span text:style-name="T19_26">,<text:s/></text:span><text:span text:style-name="T19_27">prowadząc</text:span><text:span text:style-name="T19_28"><text:s/></text:span><text:span text:style-name="T19_29">długą</text:span><text:span text:style-name="T19_30"><text:s/></text:span><text:span text:style-name="T19_31">rozmowę</text:span><text:span text:style-name="T19_32">.<text:s/></text:span><text:span text:style-name="T19_33">Ich</text:span><text:span text:style-name="T19_34"><text:s/></text:span><text:span text:style-name="T19_35">poglądy</text:span><text:span text:style-name="T19_36">,<text:s/></text:span><text:span text:style-name="T19_37">opinie</text:span><text:span text:style-name="T19_38"><text:s/></text:span><text:span text:style-name="T19_39">i</text:span><text:span text:style-name="T19_40"><text:s/></text:span><text:span text:style-name="T19_41">wyznawane</text:span><text:span text:style-name="T19_42"><text:s/></text:span><text:span text:style-name="T19_43">wartości</text:span><text:span text:style-name="T19_44"><text:s/></text:span><text:span text:style-name="T19_45">różnią</text:span><text:span text:style-name="T19_46"><text:s/></text:span><text:span text:style-name="T19_47">się</text:span><text:span text:style-name="T19_48"><text:s/></text:span><text:span text:style-name="T19_49">od</text:span><text:span text:style-name="T19_50"><text:s/></text:span><text:span text:style-name="T19_51">siebie</text:span><text:span text:style-name="T19_52"><text:s/></text:span><text:span text:style-name="T19_53">diametralnie</text:span><text:span text:style-name="T19_54">.<text:s/></text:span><text:span text:style-name="T19_55">Jedna</text:span><text:span text:style-name="T19_56"><text:s/></text:span><text:span text:style-name="T19_57">istota</text:span><text:span text:style-name="T19_58">,<text:s/></text:span><text:span text:style-name="T19_59">ta</text:span><text:span text:style-name="T19_60">,<text:s/></text:span><text:span text:style-name="T19_61">która</text:span><text:span text:style-name="T19_62"><text:s/></text:span><text:span text:style-name="T19_63">jest</text:span><text:span text:style-name="T19_64"><text:s/></text:span><text:span text:style-name="T19_65">główną</text:span><text:span text:style-name="T19_66"><text:s/></text:span><text:span text:style-name="T19_67">bohaterką</text:span><text:span text:style-name="T19_68">,<text:s/></text:span><text:span text:style-name="T19_69">jest</text:span><text:span text:style-name="T19_70"><text:s/></text:span><text:span text:style-name="T19_71">zagubiona</text:span><text:span text:style-name="T19_72">,<text:s/></text:span><text:span text:style-name="T19_73">snuje</text:span><text:span text:style-name="T19_74"><text:s/></text:span><text:span text:style-name="T19_75">się</text:span><text:span text:style-name="T19_76"><text:s/></text:span><text:span text:style-name="T19_77">po</text:span><text:span text:style-name="T19_78"><text:s/></text:span><text:span text:style-name="T19_79">świecie</text:span><text:span text:style-name="T19_80"><text:s/></text:span><text:span text:style-name="T19_81">jak</text:span><text:span text:style-name="T19_82"><text:s/></text:span><text:span text:style-name="T19_83">dziecko</text:span><text:span text:style-name="T19_84"><text:s/></text:span><text:span text:style-name="T19_85">we</text:span><text:span text:style-name="T19_86"><text:s/></text:span><text:span text:style-name="T19_87">mgle</text:span><text:span text:style-name="T19_88">,<text:s/></text:span><text:span text:style-name="T19_89">nie</text:span><text:span text:style-name="T19_90"><text:s/></text:span><text:span text:style-name="T19_91">rozumie</text:span><text:span text:style-name="T19_92"><text:s/></text:span><text:span text:style-name="T19_93">tego</text:span><text:span text:style-name="T19_94">,<text:s/></text:span><text:span text:style-name="T19_95">co</text:span><text:span text:style-name="T19_96"><text:s/></text:span><text:span text:style-name="T19_97">się</text:span><text:span text:style-name="T19_98"><text:s/></text:span><text:span text:style-name="T19_99">dzieje</text:span><text:span text:style-name="T19_100"><text:s/></text:span><text:span text:style-name="T19_101">wokół</text:span><text:span text:style-name="T19_102">,<text:s/></text:span><text:span text:style-name="T19_103">nie</text:span><text:span text:style-name="T19_104"><text:s/></text:span><text:span text:style-name="T19_105">pojmuje</text:span><text:span text:style-name="T19_106"><text:s/></text:span><text:span text:style-name="T19_107">siebie</text:span><text:span text:style-name="T19_108"><text:s/></text:span><text:span text:style-name="T19_109">i</text:span><text:span text:style-name="T19_110"><text:s/></text:span><text:span text:style-name="T19_111">innych</text:span><text:span text:style-name="T19_112">.<text:s/></text:span><text:span text:style-name="T19_113">Boi</text:span><text:span text:style-name="T19_114"><text:s/></text:span><text:span text:style-name="T19_115">się</text:span><text:span text:style-name="T19_116"><text:s/></text:span><text:span text:style-name="T19_117">i</text:span><text:span text:style-name="T19_118"><text:s/></text:span><text:span text:style-name="T19_119">próbuje</text:span><text:span text:style-name="T19_120"><text:s/></text:span><text:span text:style-name="T19_121">zrozumieć</text:span><text:span text:style-name="T19_122">.<text:s/></text:span><text:span text:style-name="T19_123">Chyba</text:span><text:span text:style-name="T19_124"><text:s/></text:span><text:span text:style-name="T19_125">każdy</text:span><text:span text:style-name="T19_126"><text:s/></text:span><text:span text:style-name="T19_127">z</text:span><text:span text:style-name="T19_128"><text:s/></text:span><text:span text:style-name="T19_129">nas</text:span><text:span text:style-name="T19_130"><text:s/></text:span><text:span text:style-name="T19_131">czuł</text:span><text:span text:style-name="T19_132"><text:s/></text:span><text:span text:style-name="T19_133">kiedyś</text:span><text:span text:style-name="T19_134">,<text:s/></text:span><text:span text:style-name="T19_135">że</text:span><text:span text:style-name="T19_136"><text:s/></text:span><text:span text:style-name="T19_137">nie</text:span><text:span text:style-name="T19_138"><text:s/></text:span><text:span text:style-name="T19_139">pasuje</text:span><text:span text:style-name="T19_140"><text:s/></text:span><text:span text:style-name="T19_141">do</text:span><text:span text:style-name="T19_142"><text:s/></text:span><text:span text:style-name="T19_143">świata</text:span><text:span text:style-name="T19_144">,<text:s/></text:span><text:span text:style-name="T19_145">w</text:span><text:span text:style-name="T19_146"><text:s/></text:span><text:span text:style-name="T19_147">jakim</text:span><text:span text:style-name="T19_148"><text:s/></text:span><text:span text:style-name="T19_149">przyszło</text:span><text:span text:style-name="T19_150"><text:s/></text:span><text:span text:style-name="T19_151">mu</text:span><text:span text:style-name="T19_152"><text:s/></text:span><text:span text:style-name="T19_153">żyć</text:span><text:span text:style-name="T19_154">…<text:s/></text:span><text:span text:style-name="T19_155">Postać</text:span><text:span text:style-name="T19_156">,<text:s/></text:span><text:span text:style-name="T19_157">o</text:span><text:span text:style-name="T19_158"><text:s/></text:span><text:span text:style-name="T19_159">której</text:span><text:span text:style-name="T19_160"><text:s/></text:span><text:span text:style-name="T19_161">mowa</text:span><text:span text:style-name="T19_162">,<text:s/></text:span><text:span text:style-name="T19_163">również</text:span><text:span text:style-name="T19_164"><text:s/></text:span><text:span text:style-name="T19_165">jest</text:span><text:span text:style-name="T19_166"><text:s/></text:span><text:span text:style-name="T19_167">w</text:span><text:span text:style-name="T19_168"><text:s/></text:span><text:span text:style-name="T19_169">tej</text:span><text:span text:style-name="T19_170"><text:s/></text:span><text:span text:style-name="T19_171">sytuacji</text:span><text:span text:style-name="T19_172">,<text:s/></text:span><text:span text:style-name="T19_173">choć</text:span><text:span text:style-name="T19_174"><text:s/></text:span><text:span text:style-name="T19_175">nie</text:span><text:span text:style-name="T19_176"><text:s/></text:span><text:span text:style-name="T19_177">w</text:span><text:span text:style-name="T19_178"><text:s/></text:span><text:span text:style-name="T19_179">taki</text:span><text:span text:style-name="T19_180"><text:s/></text:span><text:span text:style-name="T19_181">sposób</text:span><text:span text:style-name="T19_182">,<text:s/></text:span><text:span text:style-name="T19_183">w</text:span><text:span text:style-name="T19_184"><text:s/></text:span><text:span text:style-name="T19_185">jaki</text:span><text:span text:style-name="T19_186"><text:s/></text:span><text:span text:style-name="T19_187">się</text:span><text:span text:style-name="T19_188"><text:s/></text:span><text:span text:style-name="T19_189">wydaje</text:span><text:span text:style-name="T19_190">.<text:s/></text:span><text:span text:style-name="T19_191">Oj</text:span><text:span text:style-name="T19_192">,<text:s/></text:span><text:span text:style-name="T19_193">zdecydowanie</text:span><text:span text:style-name="T19_194"><text:s/></text:span><text:span text:style-name="T19_195">nie</text:span><text:span text:style-name="T19_196"><text:s/></text:span><text:span text:style-name="T19_197">w</text:span><text:span text:style-name="T19_198"><text:s/></text:span><text:span text:style-name="T19_199">taki</text:span><text:span text:style-name="T19_200">.</text:span></text:p>
      <text:p text:style-name="P20"/>
      <text:p text:style-name="P21"><text:span text:style-name="T21_1">Druga</text:span><text:span text:style-name="T21_2"><text:s/></text:span><text:span text:style-name="T21_3">postać</text:span><text:span text:style-name="T21_4"><text:s/></text:span><text:span text:style-name="T21_5">stanowi</text:span><text:span text:style-name="T21_6"><text:s/></text:span><text:span text:style-name="T21_7">rodzaj</text:span><text:span text:style-name="T21_8"><text:s/></text:span><text:span text:style-name="T21_9">przewodnika</text:span><text:span text:style-name="T21_10">.<text:s/></text:span><text:span text:style-name="T21_11">Jest</text:span><text:span text:style-name="T21_12"><text:s/></text:span><text:span text:style-name="T21_13">nauczycielem</text:span><text:span text:style-name="T21_14">,<text:s/></text:span><text:span text:style-name="T21_15">mimo</text:span><text:span text:style-name="T21_16"><text:s/></text:span><text:span text:style-name="T21_17">że</text:span><text:span text:style-name="T21_18"><text:s/></text:span><text:span text:style-name="T21_19">sama</text:span><text:span text:style-name="T21_20"><text:s/></text:span><text:span text:style-name="T21_21">jest</text:span><text:span text:style-name="T21_22"><text:s/></text:span><text:span text:style-name="T21_23">na</text:span><text:span text:style-name="T21_24"><text:s/></text:span><text:span text:style-name="T21_25">etapie</text:span><text:span text:style-name="T21_26"><text:s/></text:span><text:span text:style-name="T21_27">nauki</text:span><text:span text:style-name="T21_28"><text:s/></text:span><text:span text:style-name="T21_29">i</text:span><text:span text:style-name="T21_30"><text:s/></text:span><text:span text:style-name="T21_31">odkrywania</text:span><text:span text:style-name="T21_32">.<text:s/></text:span><text:span text:style-name="T21_33">Patrzy</text:span><text:span text:style-name="T21_34"><text:s/></text:span><text:span text:style-name="T21_35">na</text:span><text:span text:style-name="T21_36"><text:s/></text:span><text:span text:style-name="T21_37">świat</text:span><text:span text:style-name="T21_38"><text:s/></text:span><text:span text:style-name="T21_39">inaczej</text:span><text:span text:style-name="T21_40"><text:s/></text:span><text:span text:style-name="T21_41">niż</text:span><text:span text:style-name="T21_42"><text:s/></text:span><text:span text:style-name="T21_43">jej</text:span><text:span text:style-name="T21_44"><text:s/></text:span><text:span text:style-name="T21_45">rozmówca</text:span><text:span text:style-name="T21_46">,<text:s/></text:span><text:span text:style-name="T21_47">pokazując</text:span><text:span text:style-name="T21_48"><text:s/></text:span><text:span text:style-name="T21_49">mu</text:span><text:span text:style-name="T21_50"><text:s/></text:span><text:span text:style-name="T21_51">piękno</text:span><text:span text:style-name="T21_52"><text:s/></text:span><text:span text:style-name="T21_53">otaczającej</text:span><text:span text:style-name="T21_54"><text:s/></text:span><text:span text:style-name="T21_55">go</text:span><text:span text:style-name="T21_56"><text:s/></text:span><text:span text:style-name="T21_57">rzeczywistości</text:span><text:span text:style-name="T21_58">.</text:span></text:p>
      <text:p text:style-name="P22"/>
      <text:p text:style-name="P23"><text:span text:style-name="T23_1">Jak</text:span><text:span text:style-name="T23_2"><text:s/></text:span><text:span text:style-name="T23_3">wspomniałam</text:span><text:span text:style-name="T23_4">,<text:s/></text:span><text:span text:style-name="T23_5">opowiadanie</text:span><text:span text:style-name="T23_6"><text:s/></text:span><text:span text:style-name="T23_7">to</text:span><text:span text:style-name="T23_8"><text:s/></text:span><text:span text:style-name="T23_9">wywołuje</text:span><text:span text:style-name="T23_10"><text:s/></text:span><text:span text:style-name="T23_11">skrajne</text:span><text:span text:style-name="T23_12"><text:s/></text:span><text:span text:style-name="T23_13">emocje</text:span><text:span text:style-name="T23_14">.<text:s/></text:span><text:span text:style-name="T23_15">W</text:span><text:span text:style-name="T23_16"><text:s/></text:span><text:span text:style-name="T23_17">opiniach</text:span><text:span text:style-name="T23_18"><text:s/></text:span><text:span text:style-name="T23_19">pojawiały</text:span><text:span text:style-name="T23_20"><text:s/></text:span><text:span text:style-name="T23_21">się</text:span><text:span text:style-name="T23_22"><text:s/></text:span><text:span text:style-name="T23_23">na</text:span><text:span text:style-name="T23_24"><text:s/></text:span><text:span text:style-name="T23_25">przemian</text:span><text:span text:style-name="T23_26"><text:s/></text:span><text:span text:style-name="T23_27">takie</text:span><text:span text:style-name="T23_28"><text:s/></text:span><text:span text:style-name="T23_29">określenia</text:span><text:span text:style-name="T23_30"><text:s/></text:span><text:span text:style-name="T23_31">jak</text:span><text:span text:style-name="T23_32"><text:s/>„</text:span><text:span text:style-name="T23_33">perełka</text:span><text:span text:style-name="T23_34">”,<text:s/>„</text:span><text:span text:style-name="T23_35">pretensjonalność</text:span><text:span text:style-name="T23_36">”,<text:s/>„</text:span><text:span text:style-name="T23_37">tajemniczość</text:span><text:span text:style-name="T23_38">”,<text:s/>„</text:span><text:span text:style-name="T23_39">chaos</text:span><text:span text:style-name="T23_40">”,<text:s/>„</text:span><text:span text:style-name="T23_41">klimat</text:span><text:span text:style-name="T23_42">”,<text:s/>„</text:span><text:span text:style-name="T23_43">bełkot</text:span><text:span text:style-name="T23_44">”…<text:s/></text:span><text:span text:style-name="T23_45">Nie</text:span><text:span text:style-name="T23_46"><text:s/></text:span><text:span text:style-name="T23_47">można</text:span><text:span text:style-name="T23_48"><text:s/></text:span><text:span text:style-name="T23_49">dogodzić</text:span><text:span text:style-name="T23_50"><text:s/></text:span><text:span text:style-name="T23_51">każdemu</text:span><text:span text:style-name="T23_52">,<text:s/></text:span><text:span text:style-name="T23_53">gusta</text:span><text:span text:style-name="T23_54"><text:s/></text:span><text:span text:style-name="T23_55">są</text:span><text:span text:style-name="T23_56"><text:s/></text:span><text:span text:style-name="T23_57">różne</text:span><text:span text:style-name="T23_58">,<text:s/></text:span><text:span text:style-name="T23_59">jednak</text:span><text:span text:style-name="T23_60"><text:s/></text:span><text:span text:style-name="T23_61">warto</text:span><text:span text:style-name="T23_62"><text:s/></text:span><text:span text:style-name="T23_63">przeczytać</text:span><text:span text:style-name="T23_64"><text:s/></text:span><text:span text:style-name="T23_65">tekst</text:span><text:span text:style-name="T23_66"><text:s/></text:span><text:span text:style-name="T23_67">Niki</text:span><text:span text:style-name="T23_68"><text:s/></text:span><text:span text:style-name="T23_69">choćby</text:span><text:span text:style-name="T23_70"><text:s/></text:span><text:span text:style-name="T23_71">wyłącznie</text:span><text:span text:style-name="T23_72"><text:s/></text:span><text:span text:style-name="T23_73">po</text:span><text:span text:style-name="T23_74"><text:s/></text:span><text:span text:style-name="T23_75">to</text:span><text:span text:style-name="T23_76">,<text:s/></text:span><text:span text:style-name="T23_77">by</text:span><text:span text:style-name="T23_78"><text:s/></text:span><text:span text:style-name="T23_79">docenić</text:span><text:span text:style-name="T23_80"><text:s/></text:span><text:span text:style-name="T23_81">niezwykły</text:span><text:span text:style-name="T23_82"><text:s/></text:span><text:span text:style-name="T23_83">pomysł</text:span><text:span text:style-name="T23_84"><text:s/>–<text:s/></text:span><text:span text:style-name="T23_85">tak</text:span><text:span text:style-name="T23_86"><text:s/></text:span><text:span text:style-name="T23_87">niekanoniczny</text:span><text:span text:style-name="T23_88">,<text:s/></text:span><text:span text:style-name="T23_89">jak</text:span><text:span text:style-name="T23_90"><text:s/></text:span><text:span text:style-name="T23_91">to</text:span><text:span text:style-name="T23_92"><text:s/></text:span><text:span text:style-name="T23_93">tylko</text:span><text:span text:style-name="T23_94"><text:s/></text:span><text:span text:style-name="T23_95">możliwe</text:span><text:span text:style-name="T23_96">,<text:s/></text:span><text:span text:style-name="T23_97">a</text:span><text:span text:style-name="T23_98"><text:s/></text:span><text:span text:style-name="T23_99">jednocześnie</text:span><text:span text:style-name="T23_100"><text:s/></text:span><text:span text:style-name="T23_101">kanoniczny</text:span><text:span text:style-name="T23_102"><text:s/></text:span><text:span text:style-name="T23_103">do</text:span><text:span text:style-name="T23_104"><text:s/></text:span><text:span text:style-name="T23_105">bólu</text:span><text:span text:style-name="T23_106"><text:s/>(</text:span><text:span text:style-name="T23_107">taki</text:span><text:span text:style-name="T23_108"><text:s/></text:span><text:span text:style-name="T23_109">paradoks</text:span><text:span text:style-name="T23_110">)<text:s/>–<text:s/></text:span><text:span text:style-name="T23_111">oraz</text:span><text:span text:style-name="T23_112"><text:s/></text:span><text:span text:style-name="T23_113">zanurzyć</text:span><text:span text:style-name="T23_114"><text:s/></text:span><text:span text:style-name="T23_115">się</text:span><text:span text:style-name="T23_116"><text:s/></text:span><text:span text:style-name="T23_117">w</text:span><text:span text:style-name="T23_118"><text:s/></text:span><text:span text:style-name="T23_119">przemyśleniach</text:span><text:span text:style-name="T23_120"><text:s/></text:span><text:span text:style-name="T23_121">osoby</text:span><text:span text:style-name="T23_122">,<text:s/></text:span><text:span text:style-name="T23_123">która</text:span><text:span text:style-name="T23_124"><text:s/></text:span><text:span text:style-name="T23_125">z</text:span><text:span text:style-name="T23_126"><text:s/></text:span><text:span text:style-name="T23_127">pewnych</text:span><text:span text:style-name="T23_128"><text:s/></text:span><text:span text:style-name="T23_129">względów</text:span><text:span text:style-name="T23_130">,<text:s/></text:span><text:span text:style-name="T23_131">o</text:span><text:span text:style-name="T23_132"><text:s/></text:span><text:span text:style-name="T23_133">których</text:span><text:span text:style-name="T23_134"><text:s/></text:span><text:span text:style-name="T23_135">nie</text:span><text:span text:style-name="T23_136"><text:s/></text:span><text:span text:style-name="T23_137">mogę</text:span><text:span text:style-name="T23_138"><text:s/></text:span><text:span text:style-name="T23_139">powiedzieć</text:span><text:span text:style-name="T23_140">,<text:s/></text:span><text:span text:style-name="T23_141">żeby</text:span><text:span text:style-name="T23_142"><text:s/></text:span><text:span text:style-name="T23_143">nie</text:span><text:span text:style-name="T23_144"><text:s/></text:span><text:span text:style-name="T23_145">zaspoilować</text:span><text:span text:style-name="T23_146">,<text:s/></text:span><text:span text:style-name="T23_147">patrzy</text:span><text:span text:style-name="T23_148"><text:s/></text:span><text:span text:style-name="T23_149">na</text:span><text:span text:style-name="T23_150"><text:s/></text:span><text:span text:style-name="T23_151">świat</text:span><text:span text:style-name="T23_152"><text:s/></text:span><text:span text:style-name="T23_153">nieco</text:span><text:span text:style-name="T23_154"><text:s/></text:span><text:span text:style-name="T23_155">inaczej</text:span><text:span text:style-name="T23_156"><text:s/></text:span><text:span text:style-name="T23_157">niż</text:span><text:span text:style-name="T23_158"><text:s/></text:span><text:span text:style-name="T23_159">my</text:span><text:span text:style-name="T23_160">.</text:span></text:p>
      <text:p text:style-name="P24"/>
      <text:p text:style-name="P25"><text:span text:style-name="T25_1"><office:annotation><dc:creator/><text:p text:style-name="P26"><text:span text:style-name="T26_1">Brakuje</text:span><text:span text:style-name="T26_2"><text:s/></text:span><text:span text:style-name="T26_3">grafik</text:span><text:span text:style-name="T26_4">.<text:s/></text:span><text:span text:style-name="T26_5">Potrzebuje</text:span><text:span text:style-name="T26_6"><text:s/>2<text:s/></text:span><text:span text:style-name="T26_7">grafik</text:span><text:span text:style-name="T26_8"><text:s/></text:span><text:span text:style-name="T26_9">z</text:span><text:span text:style-name="T26_10"><text:s/></text:span><text:span text:style-name="T26_11">czego</text:span><text:span text:style-name="T26_12"><text:s/></text:span><text:span text:style-name="T26_13">jeden</text:span><text:span text:style-name="T26_14"><text:s/></text:span><text:span text:style-name="T26_15">będzie</text:span><text:span text:style-name="T26_16"><text:s/></text:span><text:span text:style-name="T26_17">na</text:span><text:span text:style-name="T26_18"><text:s/></text:span><text:span text:style-name="T26_19">baner</text:span><text:span text:style-name="T26_20">.<text:s/></text:span><text:span text:style-name="T26_21">https</text:span><text:span text:style-name="T26_22">://</text:span><text:span text:style-name="T26_23">docs</text:span><text:span text:style-name="T26_24">.</text:span><text:span text:style-name="T26_25">google</text:span><text:span text:style-name="T26_26">.</text:span><text:span text:style-name="T26_27">com</text:span><text:span text:style-name="T26_28">/</text:span><text:span text:style-name="T26_29">document</text:span><text:span text:style-name="T26_30">/</text:span><text:span text:style-name="T26_31">d</text:span><text:span text:style-name="T26_32">/18</text:span><text:span text:style-name="T26_33">NZH</text:span><text:span text:style-name="T26_34">7</text:span><text:span text:style-name="T26_35">eQ</text:span><text:span text:style-name="T26_36">84</text:span><text:span text:style-name="T26_37">tERKqhCz</text:span><text:span text:style-name="T26_38">537</text:span><text:span text:style-name="T26_39">qoglm</text:span><text:span text:style-name="T26_40">9</text:span><text:span text:style-name="T26_41">ACP</text:span><text:span text:style-name="T26_42">4</text:span><text:span text:style-name="T26_43">QwLvniC</text:span><text:span text:style-name="T26_44">_</text:span><text:span text:style-name="T26_45">j</text:span><text:span text:style-name="T26_46">1</text:span><text:span text:style-name="T26_47">ikw</text:span><text:span text:style-name="T26_48">/</text:span><text:span text:style-name="T26_49">edit</text:span><text:span text:style-name="T26_50">?</text:span><text:span text:style-name="T26_51">usp</text:span><text:span text:style-name="T26_52">=</text:span><text:span text:style-name="T26_53">sharing</text:span><text:span text:style-name="T26_54"><text:s/></text:span><text:span text:style-name="T26_55">tu</text:span><text:span text:style-name="T26_56"><text:s/></text:span><text:span text:style-name="T26_57">masz</text:span><text:span text:style-name="T26_58"><text:s/></text:span><text:span text:style-name="T26_59">w</text:span><text:span text:style-name="T26_60"><text:s/></text:span><text:span text:style-name="T26_61">grafice</text:span><text:span text:style-name="T26_62"><text:s/></text:span><text:span text:style-name="T26_63">info</text:span><text:span text:style-name="T26_64"><text:s/></text:span><text:span text:style-name="T26_65">na</text:span><text:span text:style-name="T26_66"><text:s/></text:span><text:span text:style-name="T26_67">temat</text:span><text:span text:style-name="T26_68"><text:s/></text:span><text:span text:style-name="T26_69">wymagań</text:span><text:span text:style-name="T26_70"><text:s/></text:span><text:span text:style-name="T26_71">do</text:span><text:span text:style-name="T26_72"><text:s/></text:span><text:span text:style-name="T26_73">baneru</text:span><text:span text:style-name="T26_74">.</text:span></text:p></office:annotation></text:span><text:span text:style-name="T26_75">Madeleine</text:span></text:p>
      <text:p text:style-name="P27"/>
      <text:p text:style-name="P28"><text:span text:style-name="T28_1">Obrazki</text:span><text:span text:style-name="T28_2"><text:s/></text:span><text:span text:style-name="T28_3">ani</text:span><text:span text:style-name="T28_4"><text:s/></text:span><text:span text:style-name="T28_5">trochę</text:span><text:span text:style-name="T28_6"><text:s/></text:span><text:span text:style-name="T28_7">niekucykowe</text:span><text:span text:style-name="T28_8">,<text:s/></text:span><text:span text:style-name="T28_9">bo</text:span><text:span text:style-name="T28_10"><text:s/></text:span><text:span text:style-name="T28_11">do</text:span><text:span text:style-name="T28_12"><text:s/></text:span><text:span text:style-name="T28_13">tego</text:span><text:span text:style-name="T28_14"><text:s/></text:span><text:span text:style-name="T28_15">tekstu</text:span><text:span text:style-name="T28_16"><text:s/></text:span><text:span text:style-name="T28_17">obrazka</text:span><text:span text:style-name="T28_18"><text:s/></text:span><text:span text:style-name="T28_19">kucykowego</text:span><text:span text:style-name="T28_20"><text:s/></text:span><text:span text:style-name="T28_21">być</text:span><text:span text:style-name="T28_22"><text:s/></text:span><text:span text:style-name="T28_23">nie</text:span><text:span text:style-name="T28_24"><text:s/></text:span><text:span text:style-name="T28_25">może</text:span><text:span text:style-name="T28_26">,<text:s/></text:span><text:span text:style-name="T28_27">bo</text:span><text:span text:style-name="T28_28"><text:s/></text:span><text:span text:style-name="T28_29">spoilery</text:span><text:span text:style-name="T28_30">.<text:s/></text:span><text:span text:style-name="T28_31">Wybrałam</text:span><text:span text:style-name="T28_32"><text:s/></text:span><text:span text:style-name="T28_33">jakieś</text:span><text:span text:style-name="T28_34"><text:s/></text:span><text:span text:style-name="T28_35">tęcze</text:span><text:span text:style-name="T28_36">,<text:s/></text:span><text:span text:style-name="T28_37">bo</text:span><text:span text:style-name="T28_38"><text:s/></text:span><text:span text:style-name="T28_39">to</text:span><text:span text:style-name="T28_40"><text:s/></text:span><text:span text:style-name="T28_41">jest</text:span><text:span text:style-name="T28_42"><text:s/></text:span><text:span text:style-name="T28_43">ważny</text:span><text:span text:style-name="T28_44"><text:s/></text:span><text:span text:style-name="T28_45">element</text:span><text:span text:style-name="T28_46"><text:s/></text:span><text:span text:style-name="T28_47">fabuły</text:span><text:span text:style-name="T28_48">,<text:s/></text:span><text:span text:style-name="T28_49">mam</text:span><text:span text:style-name="T28_50"><text:s/></text:span><text:span text:style-name="T28_51">nadzieję</text:span><text:span text:style-name="T28_52">,<text:s/></text:span><text:span text:style-name="T28_53">że</text:span><text:span text:style-name="T28_54"><text:s/></text:span><text:span text:style-name="T28_55">coś</text:span><text:span text:style-name="T28_56"><text:s/></text:span><text:span text:style-name="T28_57">się</text:span><text:span text:style-name="T28_58"><text:s/></text:span><text:span text:style-name="T28_59">z</text:span><text:span text:style-name="T28_60"><text:s/></text:span><text:span text:style-name="T28_61">tego</text:span><text:span text:style-name="T28_62"><text:s/></text:span><text:span text:style-name="T28_63">wybierze</text:span><text:span text:style-name="T28_64">.<text:s/></text:span><text:span text:style-name="T28_65">Wybaczcie</text:span><text:span text:style-name="T28_66"><text:s/></text:span><text:span text:style-name="T28_67">brakujące</text:span><text:span text:style-name="T28_68"><text:s/></text:span><text:span text:style-name="T28_69">niekiedy</text:span><text:span text:style-name="T28_70"><text:s/></text:span><text:span text:style-name="T28_71">linki</text:span><text:span text:style-name="T28_72">,<text:s/></text:span><text:span text:style-name="T28_73">ale</text:span><text:span text:style-name="T28_74"><text:s/></text:span><text:span text:style-name="T28_75">naprawdę</text:span><text:span text:style-name="T28_76"><text:s/></text:span><text:span text:style-name="T28_77">nie</text:span><text:span text:style-name="T28_78"><text:s/></text:span><text:span text:style-name="T28_79">miałam</text:span><text:span text:style-name="T28_80"><text:s/></text:span><text:span text:style-name="T28_81">czasu</text:span><text:span text:style-name="T28_82"><text:s/></text:span><text:span text:style-name="T28_83">na</text:span><text:span text:style-name="T28_84"><text:s/></text:span><text:span text:style-name="T28_85">poważniejsze</text:span><text:span text:style-name="T28_86"><text:s/></text:span><text:span text:style-name="T28_87">poszukiwania</text:span><text:span text:style-name="T28_88"><text:s/>(</text:span><text:span text:style-name="T28_89">wiem</text:span><text:span text:style-name="T28_90">,<text:s/></text:span><text:span text:style-name="T28_91">że</text:span><text:span text:style-name="T28_92"><text:s/></text:span><text:span text:style-name="T28_93">nikogo</text:span><text:span text:style-name="T28_94"><text:s/></text:span><text:span text:style-name="T28_95">to</text:span><text:span text:style-name="T28_96"><text:s/></text:span><text:span text:style-name="T28_97">nie</text:span><text:span text:style-name="T28_98"><text:s/></text:span><text:span text:style-name="T28_99">obchodzi</text:span><text:span text:style-name="T28_100"><text:s/>^^).</text:span></text:p>
      <text:p text:style-name="P29"><text:span text:style-name="T29_1">Link</text:span><text:span text:style-name="T29_2"><text:s/></text:span><text:span text:style-name="T29_3">do</text:span><text:span text:style-name="T29_4"><text:s/></text:span><text:span text:style-name="T29_5">źródła</text:span><text:span text:style-name="T29_6">:</text:span></text:p>
      <text:p text:style-name="P30"><text:span text:style-name="T30_1"><text:a xlink:type="simple" xlink:href="https://www.flickr.com/photos/torifayeh/4202524004/"><text:span text:style-name="T30_2">https</text:span></text:a></text:span><text:span text:style-name="T30_3"><text:a xlink:type="simple" xlink:href="https://www.flickr.com/photos/torifayeh/4202524004/"><text:span text:style-name="T30_4">://</text:span></text:a></text:span><text:span text:style-name="T30_5"><text:a xlink:type="simple" xlink:href="https://www.flickr.com/photos/torifayeh/4202524004/"><text:span text:style-name="T30_6">www</text:span></text:a></text:span><text:span text:style-name="T30_7"><text:a xlink:type="simple" xlink:href="https://www.flickr.com/photos/torifayeh/4202524004/"><text:span text:style-name="T30_8">.</text:span></text:a></text:span><text:span text:style-name="T30_9"><text:a xlink:type="simple" xlink:href="https://www.flickr.com/photos/torifayeh/4202524004/"><text:span text:style-name="T30_10">flickr</text:span></text:a></text:span><text:span text:style-name="T30_11"><text:a xlink:type="simple" xlink:href="https://www.flickr.com/photos/torifayeh/4202524004/"><text:span text:style-name="T30_12">.</text:span></text:a></text:span><text:span text:style-name="T30_13"><text:a xlink:type="simple" xlink:href="https://www.flickr.com/photos/torifayeh/4202524004/"><text:span text:style-name="T30_14">com</text:span></text:a></text:span><text:span text:style-name="T30_15"><text:a xlink:type="simple" xlink:href="https://www.flickr.com/photos/torifayeh/4202524004/"><text:span text:style-name="T30_16">/</text:span></text:a></text:span><text:span text:style-name="T30_17"><text:a xlink:type="simple" xlink:href="https://www.flickr.com/photos/torifayeh/4202524004/"><text:span text:style-name="T30_18">photos</text:span></text:a></text:span><text:span text:style-name="T30_19"><text:a xlink:type="simple" xlink:href="https://www.flickr.com/photos/torifayeh/4202524004/"><text:span text:style-name="T30_20">/</text:span></text:a></text:span><text:span text:style-name="T30_21"><text:a xlink:type="simple" xlink:href="https://www.flickr.com/photos/torifayeh/4202524004/"><text:span text:style-name="T30_22">torifayeh</text:span></text:a></text:span><text:span text:style-name="T30_23"><text:a xlink:type="simple" xlink:href="https://www.flickr.com/photos/torifayeh/4202524004/"><text:span text:style-name="T30_24">/4202524004/</text:span></text:a></text:span></text:p>
      <text:p text:style-name="P31"/>
      <text:p text:style-name="P32"><text:span text:style-name="T32_1">Link</text:span><text:span text:style-name="T32_2"><text:s/></text:span><text:span text:style-name="T32_3">do</text:span><text:span text:style-name="T32_4"><text:s/></text:span><text:span text:style-name="T32_5">źródła</text:span><text:span text:style-name="T32_6">:</text:span></text:p>
      <text:p text:style-name="P33"><text:span text:style-name="T33_1"><text:a xlink:type="simple" xlink:href="http://www.iwallhd.com/wallpaper/1440x900/rainbow-over-rain-wallpaper.html"><text:span text:style-name="T33_2">http</text:span></text:a></text:span><text:span text:style-name="T33_3"><text:a xlink:type="simple" xlink:href="http://www.iwallhd.com/wallpaper/1440x900/rainbow-over-rain-wallpaper.html"><text:span text:style-name="T33_4">://</text:span></text:a></text:span><text:span text:style-name="T33_5"><text:a xlink:type="simple" xlink:href="http://www.iwallhd.com/wallpaper/1440x900/rainbow-over-rain-wallpaper.html"><text:span text:style-name="T33_6">www</text:span></text:a></text:span><text:span text:style-name="T33_7"><text:a xlink:type="simple" xlink:href="http://www.iwallhd.com/wallpaper/1440x900/rainbow-over-rain-wallpaper.html"><text:span text:style-name="T33_8">.</text:span></text:a></text:span><text:span text:style-name="T33_9"><text:a xlink:type="simple" xlink:href="http://www.iwallhd.com/wallpaper/1440x900/rainbow-over-rain-wallpaper.html"><text:span text:style-name="T33_10">iwallhd</text:span></text:a></text:span><text:span text:style-name="T33_11"><text:a xlink:type="simple" xlink:href="http://www.iwallhd.com/wallpaper/1440x900/rainbow-over-rain-wallpaper.html"><text:span text:style-name="T33_12">.</text:span></text:a></text:span><text:span text:style-name="T33_13"><text:a xlink:type="simple" xlink:href="http://www.iwallhd.com/wallpaper/1440x900/rainbow-over-rain-wallpaper.html"><text:span text:style-name="T33_14">com</text:span></text:a></text:span><text:span text:style-name="T33_15"><text:a xlink:type="simple" xlink:href="http://www.iwallhd.com/wallpaper/1440x900/rainbow-over-rain-wallpaper.html"><text:span text:style-name="T33_16">/</text:span></text:a></text:span><text:span text:style-name="T33_17"><text:a xlink:type="simple" xlink:href="http://www.iwallhd.com/wallpaper/1440x900/rainbow-over-rain-wallpaper.html"><text:span text:style-name="T33_18">wallpaper</text:span></text:a></text:span><text:span text:style-name="T33_19"><text:a xlink:type="simple" xlink:href="http://www.iwallhd.com/wallpaper/1440x900/rainbow-over-rain-wallpaper.html"><text:span text:style-name="T33_20">/1440</text:span></text:a></text:span><text:span text:style-name="T33_21"><text:a xlink:type="simple" xlink:href="http://www.iwallhd.com/wallpaper/1440x900/rainbow-over-rain-wallpaper.html"><text:span text:style-name="T33_22">x</text:span></text:a></text:span><text:span text:style-name="T33_23"><text:a xlink:type="simple" xlink:href="http://www.iwallhd.com/wallpaper/1440x900/rainbow-over-rain-wallpaper.html"><text:span text:style-name="T33_24">900/</text:span></text:a></text:span><text:span text:style-name="T33_25"><text:a xlink:type="simple" xlink:href="http://www.iwallhd.com/wallpaper/1440x900/rainbow-over-rain-wallpaper.html"><text:span text:style-name="T33_26">rainbow</text:span></text:a></text:span><text:span text:style-name="T33_27"><text:a xlink:type="simple" xlink:href="http://www.iwallhd.com/wallpaper/1440x900/rainbow-over-rain-wallpaper.html"><text:span text:style-name="T33_28">-</text:span></text:a></text:span><text:span text:style-name="T33_29"><text:a xlink:type="simple" xlink:href="http://www.iwallhd.com/wallpaper/1440x900/rainbow-over-rain-wallpaper.html"><text:span text:style-name="T33_30">over</text:span></text:a></text:span><text:span text:style-name="T33_31"><text:a xlink:type="simple" xlink:href="http://www.iwallhd.com/wallpaper/1440x900/rainbow-over-rain-wallpaper.html"><text:span text:style-name="T33_32">-</text:span></text:a></text:span><text:span text:style-name="T33_33"><text:a xlink:type="simple" xlink:href="http://www.iwallhd.com/wallpaper/1440x900/rainbow-over-rain-wallpaper.html"><text:span text:style-name="T33_34">rain</text:span></text:a></text:span><text:span text:style-name="T33_35"><text:a xlink:type="simple" xlink:href="http://www.iwallhd.com/wallpaper/1440x900/rainbow-over-rain-wallpaper.html"><text:span text:style-name="T33_36">-</text:span></text:a></text:span><text:span text:style-name="T33_37"><text:a xlink:type="simple" xlink:href="http://www.iwallhd.com/wallpaper/1440x900/rainbow-over-rain-wallpaper.html"><text:span text:style-name="T33_38">wallpaper</text:span></text:a></text:span><text:span text:style-name="T33_39"><text:a xlink:type="simple" xlink:href="http://www.iwallhd.com/wallpaper/1440x900/rainbow-over-rain-wallpaper.html"><text:span text:style-name="T33_40">.</text:span></text:a></text:span><text:span text:style-name="T33_41"><text:a xlink:type="simple" xlink:href="http://www.iwallhd.com/wallpaper/1440x900/rainbow-over-rain-wallpaper.html"><text:span text:style-name="T33_42">html</text:span></text:a></text:span></text:p>
      <text:p text:style-name="P34"><text:span text:style-name="T34_1">Link</text:span><text:span text:style-name="T34_2"><text:s/></text:span><text:span text:style-name="T34_3">do</text:span><text:span text:style-name="T34_4"><text:s/></text:span><text:span text:style-name="T34_5">obrazka</text:span><text:span text:style-name="T34_6">:</text:span></text:p>
      <text:p text:style-name="P35"><text:span text:style-name="T35_1"><text:a xlink:type="simple" xlink:href="http://www.iwallhd.com/stock/rainbow-over-rain-wallpaper.jpg"><text:span text:style-name="T35_2">http</text:span></text:a></text:span><text:span text:style-name="T35_3"><text:a xlink:type="simple" xlink:href="http://www.iwallhd.com/stock/rainbow-over-rain-wallpaper.jpg"><text:span text:style-name="T35_4">://</text:span></text:a></text:span><text:span text:style-name="T35_5"><text:a xlink:type="simple" xlink:href="http://www.iwallhd.com/stock/rainbow-over-rain-wallpaper.jpg"><text:span text:style-name="T35_6">www</text:span></text:a></text:span><text:span text:style-name="T35_7"><text:a xlink:type="simple" xlink:href="http://www.iwallhd.com/stock/rainbow-over-rain-wallpaper.jpg"><text:span text:style-name="T35_8">.</text:span></text:a></text:span><text:span text:style-name="T35_9"><text:a xlink:type="simple" xlink:href="http://www.iwallhd.com/stock/rainbow-over-rain-wallpaper.jpg"><text:span text:style-name="T35_10">iwallhd</text:span></text:a></text:span><text:span text:style-name="T35_11"><text:a xlink:type="simple" xlink:href="http://www.iwallhd.com/stock/rainbow-over-rain-wallpaper.jpg"><text:span text:style-name="T35_12">.</text:span></text:a></text:span><text:span text:style-name="T35_13"><text:a xlink:type="simple" xlink:href="http://www.iwallhd.com/stock/rainbow-over-rain-wallpaper.jpg"><text:span text:style-name="T35_14">com</text:span></text:a></text:span><text:span text:style-name="T35_15"><text:a xlink:type="simple" xlink:href="http://www.iwallhd.com/stock/rainbow-over-rain-wallpaper.jpg"><text:span text:style-name="T35_16">/</text:span></text:a></text:span><text:span text:style-name="T35_17"><text:a xlink:type="simple" xlink:href="http://www.iwallhd.com/stock/rainbow-over-rain-wallpaper.jpg"><text:span text:style-name="T35_18">stock</text:span></text:a></text:span><text:span text:style-name="T35_19"><text:a xlink:type="simple" xlink:href="http://www.iwallhd.com/stock/rainbow-over-rain-wallpaper.jpg"><text:span text:style-name="T35_20">/</text:span></text:a></text:span><text:span text:style-name="T35_21"><text:a xlink:type="simple" xlink:href="http://www.iwallhd.com/stock/rainbow-over-rain-wallpaper.jpg"><text:span text:style-name="T35_22">rainbow</text:span></text:a></text:span><text:span text:style-name="T35_23"><text:a xlink:type="simple" xlink:href="http://www.iwallhd.com/stock/rainbow-over-rain-wallpaper.jpg"><text:span text:style-name="T35_24">-</text:span></text:a></text:span><text:span text:style-name="T35_25"><text:a xlink:type="simple" xlink:href="http://www.iwallhd.com/stock/rainbow-over-rain-wallpaper.jpg"><text:span text:style-name="T35_26">over</text:span></text:a></text:span><text:span text:style-name="T35_27"><text:a xlink:type="simple" xlink:href="http://www.iwallhd.com/stock/rainbow-over-rain-wallpaper.jpg"><text:span text:style-name="T35_28">-</text:span></text:a></text:span><text:span text:style-name="T35_29"><text:a xlink:type="simple" xlink:href="http://www.iwallhd.com/stock/rainbow-over-rain-wallpaper.jpg"><text:span text:style-name="T35_30">rain</text:span></text:a></text:span><text:span text:style-name="T35_31"><text:a xlink:type="simple" xlink:href="http://www.iwallhd.com/stock/rainbow-over-rain-wallpaper.jpg"><text:span text:style-name="T35_32">-</text:span></text:a></text:span><text:span text:style-name="T35_33"><text:a xlink:type="simple" xlink:href="http://www.iwallhd.com/stock/rainbow-over-rain-wallpaper.jpg"><text:span text:style-name="T35_34">wallpaper</text:span></text:a></text:span><text:span text:style-name="T35_35"><text:a xlink:type="simple" xlink:href="http://www.iwallhd.com/stock/rainbow-over-rain-wallpaper.jpg"><text:span text:style-name="T35_36">.</text:span></text:a></text:span><text:span text:style-name="T35_37"><text:a xlink:type="simple" xlink:href="http://www.iwallhd.com/stock/rainbow-over-rain-wallpaper.jpg"><text:span text:style-name="T35_38">jpg</text:span></text:a></text:span></text:p>
      <text:p text:style-name="P36"/>
      <text:p text:style-name="P37"><text:span text:style-name="T37_1">Link</text:span><text:span text:style-name="T37_2"><text:s/></text:span><text:span text:style-name="T37_3">do</text:span><text:span text:style-name="T37_4"><text:s/></text:span><text:span text:style-name="T37_5">źródła</text:span><text:span text:style-name="T37_6">:</text:span></text:p>
      <text:p text:style-name="P38"><text:span text:style-name="T38_1"><text:a xlink:type="simple" xlink:href="http://screen-wallpapers.com/wallpapers/view/1627"><text:span text:style-name="T38_2">http</text:span></text:a></text:span><text:span text:style-name="T38_3"><text:a xlink:type="simple" xlink:href="http://screen-wallpapers.com/wallpapers/view/1627"><text:span text:style-name="T38_4">://</text:span></text:a></text:span><text:span text:style-name="T38_5"><text:a xlink:type="simple" xlink:href="http://screen-wallpapers.com/wallpapers/view/1627"><text:span text:style-name="T38_6">screen</text:span></text:a></text:span><text:span text:style-name="T38_7"><text:a xlink:type="simple" xlink:href="http://screen-wallpapers.com/wallpapers/view/1627"><text:span text:style-name="T38_8">-</text:span></text:a></text:span><text:span text:style-name="T38_9"><text:a xlink:type="simple" xlink:href="http://screen-wallpapers.com/wallpapers/view/1627"><text:span text:style-name="T38_10">wallpapers</text:span></text:a></text:span><text:span text:style-name="T38_11"><text:a xlink:type="simple" xlink:href="http://screen-wallpapers.com/wallpapers/view/1627"><text:span text:style-name="T38_12">.</text:span></text:a></text:span><text:span text:style-name="T38_13"><text:a xlink:type="simple" xlink:href="http://screen-wallpapers.com/wallpapers/view/1627"><text:span text:style-name="T38_14">com</text:span></text:a></text:span><text:span text:style-name="T38_15"><text:a xlink:type="simple" xlink:href="http://screen-wallpapers.com/wallpapers/view/1627"><text:span text:style-name="T38_16">/</text:span></text:a></text:span><text:span text:style-name="T38_17"><text:a xlink:type="simple" xlink:href="http://screen-wallpapers.com/wallpapers/view/1627"><text:span text:style-name="T38_18">wallpapers</text:span></text:a></text:span><text:span text:style-name="T38_19"><text:a xlink:type="simple" xlink:href="http://screen-wallpapers.com/wallpapers/view/1627"><text:span text:style-name="T38_20">/</text:span></text:a></text:span><text:span text:style-name="T38_21"><text:a xlink:type="simple" xlink:href="http://screen-wallpapers.com/wallpapers/view/1627"><text:span text:style-name="T38_22">view</text:span></text:a></text:span><text:span text:style-name="T38_23"><text:a xlink:type="simple" xlink:href="http://screen-wallpapers.com/wallpapers/view/1627"><text:span text:style-name="T38_24">/1627</text:span></text:a></text:span></text:p>
      <text:p text:style-name="P39"><text:span text:style-name="T39_1">Link</text:span><text:span text:style-name="T39_2"><text:s/></text:span><text:span text:style-name="T39_3">do</text:span><text:span text:style-name="T39_4"><text:s/></text:span><text:span text:style-name="T39_5">obrazka</text:span><text:span text:style-name="T39_6"><text:s/>(</text:span><text:span text:style-name="T39_7">chyba</text:span><text:span text:style-name="T39_8"><text:s/></text:span><text:span text:style-name="T39_9">może</text:span><text:span text:style-name="T39_10"><text:s/></text:span><text:span text:style-name="T39_11">być</text:span><text:span text:style-name="T39_12"><text:s/></text:span><text:span text:style-name="T39_13">na</text:span><text:span text:style-name="T39_14"><text:s/></text:span><text:span text:style-name="T39_15">banner</text:span><text:span text:style-name="T39_16">.<text:s/></text:span><text:span text:style-name="T39_17">Chyba</text:span><text:span text:style-name="T39_18">):</text:span></text:p>
      <text:p text:style-name="P40"><text:span text:style-name="T40_1"><text:a xlink:type="simple" xlink:href="http://screen-wallpapers.com/wallpapers/1627/bigpreview_Gloomy%20Drawing.png"><text:span text:style-name="T40_2">http</text:span></text:a></text:span><text:span text:style-name="T40_3"><text:a xlink:type="simple" xlink:href="http://screen-wallpapers.com/wallpapers/1627/bigpreview_Gloomy%20Drawing.png"><text:span text:style-name="T40_4">://</text:span></text:a></text:span><text:span text:style-name="T40_5"><text:a xlink:type="simple" xlink:href="http://screen-wallpapers.com/wallpapers/1627/bigpreview_Gloomy%20Drawing.png"><text:span text:style-name="T40_6">screen</text:span></text:a></text:span><text:span text:style-name="T40_7"><text:a xlink:type="simple" xlink:href="http://screen-wallpapers.com/wallpapers/1627/bigpreview_Gloomy%20Drawing.png"><text:span text:style-name="T40_8">-</text:span></text:a></text:span><text:span text:style-name="T40_9"><text:a xlink:type="simple" xlink:href="http://screen-wallpapers.com/wallpapers/1627/bigpreview_Gloomy%20Drawing.png"><text:span text:style-name="T40_10">wallpapers</text:span></text:a></text:span><text:span text:style-name="T40_11"><text:a xlink:type="simple" xlink:href="http://screen-wallpapers.com/wallpapers/1627/bigpreview_Gloomy%20Drawing.png"><text:span text:style-name="T40_12">.</text:span></text:a></text:span><text:span text:style-name="T40_13"><text:a xlink:type="simple" xlink:href="http://screen-wallpapers.com/wallpapers/1627/bigpreview_Gloomy%20Drawing.png"><text:span text:style-name="T40_14">com</text:span></text:a></text:span><text:span text:style-name="T40_15"><text:a xlink:type="simple" xlink:href="http://screen-wallpapers.com/wallpapers/1627/bigpreview_Gloomy%20Drawing.png"><text:span text:style-name="T40_16">/</text:span></text:a></text:span><text:span text:style-name="T40_17"><text:a xlink:type="simple" xlink:href="http://screen-wallpapers.com/wallpapers/1627/bigpreview_Gloomy%20Drawing.png"><text:span text:style-name="T40_18">wallpapers</text:span></text:a></text:span><text:span text:style-name="T40_19"><text:a xlink:type="simple" xlink:href="http://screen-wallpapers.com/wallpapers/1627/bigpreview_Gloomy%20Drawing.png"><text:span text:style-name="T40_20">/1627/</text:span></text:a></text:span><text:span text:style-name="T40_21"><text:a xlink:type="simple" xlink:href="http://screen-wallpapers.com/wallpapers/1627/bigpreview_Gloomy%20Drawing.png"><text:span text:style-name="T40_22">bigpreview</text:span></text:a></text:span><text:span text:style-name="T40_23"><text:a xlink:type="simple" xlink:href="http://screen-wallpapers.com/wallpapers/1627/bigpreview_Gloomy%20Drawing.png"><text:span text:style-name="T40_24">_</text:span></text:a></text:span><text:span text:style-name="T40_25"><text:a xlink:type="simple" xlink:href="http://screen-wallpapers.com/wallpapers/1627/bigpreview_Gloomy%20Drawing.png"><text:span text:style-name="T40_26">Gloomy</text:span></text:a></text:span><text:span text:style-name="T40_27"><text:a xlink:type="simple" xlink:href="http://screen-wallpapers.com/wallpapers/1627/bigpreview_Gloomy%20Drawing.png"><text:span text:style-name="T40_28">%20</text:span></text:a></text:span><text:span text:style-name="T40_29"><text:a xlink:type="simple" xlink:href="http://screen-wallpapers.com/wallpapers/1627/bigpreview_Gloomy%20Drawing.png"><text:span text:style-name="T40_30">Drawing</text:span></text:a></text:span><text:span text:style-name="T40_31"><text:a xlink:type="simple" xlink:href="http://screen-wallpapers.com/wallpapers/1627/bigpreview_Gloomy%20Drawing.png"><text:span text:style-name="T40_32">.</text:span></text:a></text:span><text:span text:style-name="T40_33"><text:a xlink:type="simple" xlink:href="http://screen-wallpapers.com/wallpapers/1627/bigpreview_Gloomy%20Drawing.png"><text:span text:style-name="T40_34">png</text:span></text:a></text:span></text:p>
      <text:p text:style-name="P41"/>
      <text:p text:style-name="P42"><text:span text:style-name="T42_1">Link</text:span><text:span text:style-name="T42_2"><text:s/></text:span><text:span text:style-name="T42_3">do</text:span><text:span text:style-name="T42_4"><text:s/></text:span><text:span text:style-name="T42_5">źródła</text:span><text:span text:style-name="T42_6">:</text:span></text:p>
      <text:p text:style-name="P43"><text:span text:style-name="T43_1"><text:a xlink:type="simple" xlink:href="http://epicroadtrips.us/2010/mich-ont/d10/"><text:span text:style-name="T43_2">http</text:span></text:a></text:span><text:span text:style-name="T43_3"><text:a xlink:type="simple" xlink:href="http://epicroadtrips.us/2010/mich-ont/d10/"><text:span text:style-name="T43_4">://</text:span></text:a></text:span><text:span text:style-name="T43_5"><text:a xlink:type="simple" xlink:href="http://epicroadtrips.us/2010/mich-ont/d10/"><text:span text:style-name="T43_6">epicroadtrips</text:span></text:a></text:span><text:span text:style-name="T43_7"><text:a xlink:type="simple" xlink:href="http://epicroadtrips.us/2010/mich-ont/d10/"><text:span text:style-name="T43_8">.</text:span></text:a></text:span><text:span text:style-name="T43_9"><text:a xlink:type="simple" xlink:href="http://epicroadtrips.us/2010/mich-ont/d10/"><text:span text:style-name="T43_10">us</text:span></text:a></text:span><text:span text:style-name="T43_11"><text:a xlink:type="simple" xlink:href="http://epicroadtrips.us/2010/mich-ont/d10/"><text:span text:style-name="T43_12">/2010/</text:span></text:a></text:span><text:span text:style-name="T43_13"><text:a xlink:type="simple" xlink:href="http://epicroadtrips.us/2010/mich-ont/d10/"><text:span text:style-name="T43_14">mich</text:span></text:a></text:span><text:span text:style-name="T43_15"><text:a xlink:type="simple" xlink:href="http://epicroadtrips.us/2010/mich-ont/d10/"><text:span text:style-name="T43_16">-</text:span></text:a></text:span><text:span text:style-name="T43_17"><text:a xlink:type="simple" xlink:href="http://epicroadtrips.us/2010/mich-ont/d10/"><text:span text:style-name="T43_18">ont</text:span></text:a></text:span><text:span text:style-name="T43_19"><text:a xlink:type="simple" xlink:href="http://epicroadtrips.us/2010/mich-ont/d10/"><text:span text:style-name="T43_20">/</text:span></text:a></text:span><text:span text:style-name="T43_21"><text:a xlink:type="simple" xlink:href="http://epicroadtrips.us/2010/mich-ont/d10/"><text:span text:style-name="T43_22">d</text:span></text:a></text:span><text:span text:style-name="T43_23"><text:a xlink:type="simple" xlink:href="http://epicroadtrips.us/2010/mich-ont/d10/"><text:span text:style-name="T43_24">10/</text:span></text:a></text:span></text:p>
      <text:p text:style-name="P44"><text:span text:style-name="T44_1">Link</text:span><text:span text:style-name="T44_2"><text:s/></text:span><text:span text:style-name="T44_3">do</text:span><text:span text:style-name="T44_4"><text:s/></text:span><text:span text:style-name="T44_5">obrazka</text:span><text:span text:style-name="T44_6">:</text:span></text:p>
      <text:p text:style-name="P45"><text:span text:style-name="T45_1"><text:a xlink:type="simple" xlink:href="http://epicroadtrips.us/2010/mich-ont/d10/photo0000008.jpg"><text:span text:style-name="T45_2">http</text:span></text:a></text:span><text:span text:style-name="T45_3"><text:a xlink:type="simple" xlink:href="http://epicroadtrips.us/2010/mich-ont/d10/photo0000008.jpg"><text:span text:style-name="T45_4">://</text:span></text:a></text:span><text:span text:style-name="T45_5"><text:a xlink:type="simple" xlink:href="http://epicroadtrips.us/2010/mich-ont/d10/photo0000008.jpg"><text:span text:style-name="T45_6">epicroadtrips</text:span></text:a></text:span><text:span text:style-name="T45_7"><text:a xlink:type="simple" xlink:href="http://epicroadtrips.us/2010/mich-ont/d10/photo0000008.jpg"><text:span text:style-name="T45_8">.</text:span></text:a></text:span><text:span text:style-name="T45_9"><text:a xlink:type="simple" xlink:href="http://epicroadtrips.us/2010/mich-ont/d10/photo0000008.jpg"><text:span text:style-name="T45_10">us</text:span></text:a></text:span><text:span text:style-name="T45_11"><text:a xlink:type="simple" xlink:href="http://epicroadtrips.us/2010/mich-ont/d10/photo0000008.jpg"><text:span text:style-name="T45_12">/2010/</text:span></text:a></text:span><text:span text:style-name="T45_13"><text:a xlink:type="simple" xlink:href="http://epicroadtrips.us/2010/mich-ont/d10/photo0000008.jpg"><text:span text:style-name="T45_14">mich</text:span></text:a></text:span><text:span text:style-name="T45_15"><text:a xlink:type="simple" xlink:href="http://epicroadtrips.us/2010/mich-ont/d10/photo0000008.jpg"><text:span text:style-name="T45_16">-</text:span></text:a></text:span><text:span text:style-name="T45_17"><text:a xlink:type="simple" xlink:href="http://epicroadtrips.us/2010/mich-ont/d10/photo0000008.jpg"><text:span text:style-name="T45_18">ont</text:span></text:a></text:span><text:span text:style-name="T45_19"><text:a xlink:type="simple" xlink:href="http://epicroadtrips.us/2010/mich-ont/d10/photo0000008.jpg"><text:span text:style-name="T45_20">/</text:span></text:a></text:span><text:span text:style-name="T45_21"><text:a xlink:type="simple" xlink:href="http://epicroadtrips.us/2010/mich-ont/d10/photo0000008.jpg"><text:span text:style-name="T45_22">d</text:span></text:a></text:span><text:span text:style-name="T45_23"><text:a xlink:type="simple" xlink:href="http://epicroadtrips.us/2010/mich-ont/d10/photo0000008.jpg"><text:span text:style-name="T45_24">10/</text:span></text:a></text:span><text:span text:style-name="T45_25"><text:a xlink:type="simple" xlink:href="http://epicroadtrips.us/2010/mich-ont/d10/photo0000008.jpg"><text:span text:style-name="T45_26">photo</text:span></text:a></text:span><text:span text:style-name="T45_27"><text:a xlink:type="simple" xlink:href="http://epicroadtrips.us/2010/mich-ont/d10/photo0000008.jpg"><text:span text:style-name="T45_28">0000008.</text:span></text:a></text:span><text:span text:style-name="T45_29"><text:a xlink:type="simple" xlink:href="http://epicroadtrips.us/2010/mich-ont/d10/photo0000008.jpg"><text:span text:style-name="T45_30">jpg</text:span></text:a></text:span></text:p>
      <text:p text:style-name="P46"/>
      <text:p text:style-name="P47"><text:span text:style-name="T47_1">Link</text:span><text:span text:style-name="T47_2"><text:s/></text:span><text:span text:style-name="T47_3">do</text:span><text:span text:style-name="T47_4"><text:s/></text:span><text:span text:style-name="T47_5">obrazka</text:span><text:span text:style-name="T47_6">:</text:span></text:p>
      <text:p text:style-name="P48"><text:span text:style-name="T48_1"><text:a xlink:type="simple" xlink:href="https://zongrik.files.wordpress.com/2011/07/rain_rainbow_clouds.jpg"><text:span text:style-name="T48_2">https</text:span></text:a></text:span><text:span text:style-name="T48_3"><text:a xlink:type="simple" xlink:href="https://zongrik.files.wordpress.com/2011/07/rain_rainbow_clouds.jpg"><text:span text:style-name="T48_4">://</text:span></text:a></text:span><text:span text:style-name="T48_5"><text:a xlink:type="simple" xlink:href="https://zongrik.files.wordpress.com/2011/07/rain_rainbow_clouds.jpg"><text:span text:style-name="T48_6">zongrik</text:span></text:a></text:span><text:span text:style-name="T48_7"><text:a xlink:type="simple" xlink:href="https://zongrik.files.wordpress.com/2011/07/rain_rainbow_clouds.jpg"><text:span text:style-name="T48_8">.</text:span></text:a></text:span><text:span text:style-name="T48_9"><text:a xlink:type="simple" xlink:href="https://zongrik.files.wordpress.com/2011/07/rain_rainbow_clouds.jpg"><text:span text:style-name="T48_10">files</text:span></text:a></text:span><text:span text:style-name="T48_11"><text:a xlink:type="simple" xlink:href="https://zongrik.files.wordpress.com/2011/07/rain_rainbow_clouds.jpg"><text:span text:style-name="T48_12">.</text:span></text:a></text:span><text:span text:style-name="T48_13"><text:a xlink:type="simple" xlink:href="https://zongrik.files.wordpress.com/2011/07/rain_rainbow_clouds.jpg"><text:span text:style-name="T48_14">wordpress</text:span></text:a></text:span><text:span text:style-name="T48_15"><text:a xlink:type="simple" xlink:href="https://zongrik.files.wordpress.com/2011/07/rain_rainbow_clouds.jpg"><text:span text:style-name="T48_16">.</text:span></text:a></text:span><text:span text:style-name="T48_17"><text:a xlink:type="simple" xlink:href="https://zongrik.files.wordpress.com/2011/07/rain_rainbow_clouds.jpg"><text:span text:style-name="T48_18">com</text:span></text:a></text:span><text:span text:style-name="T48_19"><text:a xlink:type="simple" xlink:href="https://zongrik.files.wordpress.com/2011/07/rain_rainbow_clouds.jpg"><text:span text:style-name="T48_20">/2011/07/</text:span></text:a></text:span><text:span text:style-name="T48_21"><text:a xlink:type="simple" xlink:href="https://zongrik.files.wordpress.com/2011/07/rain_rainbow_clouds.jpg"><text:span text:style-name="T48_22">rain</text:span></text:a></text:span><text:span text:style-name="T48_23"><text:a xlink:type="simple" xlink:href="https://zongrik.files.wordpress.com/2011/07/rain_rainbow_clouds.jpg"><text:span text:style-name="T48_24">_</text:span></text:a></text:span><text:span text:style-name="T48_25"><text:a xlink:type="simple" xlink:href="https://zongrik.files.wordpress.com/2011/07/rain_rainbow_clouds.jpg"><text:span text:style-name="T48_26">rainbow</text:span></text:a></text:span><text:span text:style-name="T48_27"><text:a xlink:type="simple" xlink:href="https://zongrik.files.wordpress.com/2011/07/rain_rainbow_clouds.jpg"><text:span text:style-name="T48_28">_</text:span></text:a></text:span><text:span text:style-name="T48_29"><text:a xlink:type="simple" xlink:href="https://zongrik.files.wordpress.com/2011/07/rain_rainbow_clouds.jpg"><text:span text:style-name="T48_30">clouds</text:span></text:a></text:span><text:span text:style-name="T48_31"><text:a xlink:type="simple" xlink:href="https://zongrik.files.wordpress.com/2011/07/rain_rainbow_clouds.jpg"><text:span text:style-name="T48_32">.</text:span></text:a></text:span><text:span text:style-name="T48_33"><text:a xlink:type="simple" xlink:href="https://zongrik.files.wordpress.com/2011/07/rain_rainbow_clouds.jpg"><text:span text:style-name="T48_34">jpg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